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00000000A0000000ADDA84F49.gif" manifest:media-type="image/gif"/>
  <manifest:file-entry manifest:full-path="Pictures/10000200000000580000001FC088875E.png" manifest:media-type="image/png"/>
  <manifest:file-entry manifest:full-path="Pictures/10000200000000120000001256ED240C.gif" manifest:media-type="image/gif"/>
  <manifest:file-entry manifest:full-path="Pictures/1000000000000274000001C2683917C4.jpg" manifest:media-type="image/jpeg"/>
  <manifest:file-entry manifest:full-path="Pictures/100002010000032000000198B127F89D.png" manifest:media-type="image/png"/>
  <manifest:file-entry manifest:full-path="Pictures/100000000000035E000001E10171A9DE.png" manifest:media-type="image/png"/>
  <manifest:file-entry manifest:full-path="Pictures/100000000000001C00000020D876C24E.gif" manifest:media-type="image/gif"/>
  <manifest:file-entry manifest:full-path="Pictures/1000020100000061000000280E4CFF07.png" manifest:media-type="image/png"/>
  <manifest:file-entry manifest:full-path="Pictures/10000201000001CE0000008869BF975A.png" manifest:media-type="image/png"/>
  <manifest:file-entry manifest:full-path="Pictures/10000000000000900000004E4ACA9ED4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全字庫正楷體2" svg:font-family="全字庫正楷體" style:font-pitch="fixed"/>
    <style:font-face style:name="全字庫正楷體3" svg:font-family="全字庫正楷體" style:font-adornments="標準" style:font-pitch="fixed"/>
    <style:font-face style:name="方正楷體3" svg:font-family="方正楷體" style:font-pitch="fixed"/>
    <style:font-face style:name="標楷體8" svg:font-family="標楷體" style:font-adornments="標準" style:font-pitch="fixed"/>
    <style:font-face style:name="AR PL Mingti2L Big52" svg:font-family="'AR PL Mingti2L Big5'" style:font-family-generic="modern" style:font-pitch="fixed"/>
    <style:font-face style:name="Luxi Mono2" svg:font-family="'Luxi Mono'" style:font-family-generic="modern" style:font-pitch="fixed"/>
    <style:font-face style:name="Liberation Serif2" svg:font-family="'Liberation Serif'" style:font-family-generic="roman" style:font-pitch="fixed"/>
    <style:font-face style:name="標楷體7" svg:font-family="標楷體" style:font-family-generic="roman" style:font-pitch="fixed"/>
    <style:font-face style:name="方正楷體2" svg:font-family="方正楷體" style:font-family-generic="script" style:font-pitch="fixed"/>
    <style:font-face style:name="標楷體1" svg:font-family="標楷體" style:font-family-generic="script" style:font-pitch="fixed"/>
    <style:font-face style:name="標楷體4" svg:font-family="標楷體" style:font-adornments="標準" style:font-family-generic="script" style:font-pitch="fixed"/>
    <style:font-face style:name="AR PL Mingti2L Big5" svg:font-family="'AR PL Mingti2L Big5'" style:font-pitch="variable"/>
    <style:font-face style:name="AR PL UMing TW2" svg:font-family="'AR PL UMing TW'" style:font-pitch="variable"/>
    <style:font-face style:name="Arial3" svg:font-family="Arial" style:font-pitch="variable"/>
    <style:font-face style:name="Lohit Devanagari1" svg:font-family="'Lohit Devanagari'" style:font-pitch="variable"/>
    <style:font-face style:name="MingLiU" svg:font-family="MingLiU" style:font-pitch="variable"/>
    <style:font-face style:name="TW Sung" svg:font-family="'TW Sung'" style:font-pitch="variable"/>
    <style:font-face style:name="Tahoma" svg:font-family="Tahoma" style:font-pitch="variable"/>
    <style:font-face style:name="Times New Roman1" svg:font-family="'Times New Roman'" style:font-pitch="variable"/>
    <style:font-face style:name="全字庫正宋體1" svg:font-family="全字庫正宋體" style:font-pitch="variable"/>
    <style:font-face style:name="全字庫正楷體1" svg:font-family="全字庫正楷體" style:font-pitch="variable"/>
    <style:font-face style:name="全字庫正楷體4" svg:font-family="全字庫正楷體" style:font-adornments="標準" style:font-pitch="variable"/>
    <style:font-face style:name="方正明體" svg:font-family="方正明體" style:font-pitch="variable"/>
    <style:font-face style:name="方正楷體4" svg:font-family="方正楷體" style:font-pitch="variable"/>
    <style:font-face style:name="標楷體3" svg:font-family="標楷體" style:font-pitch="variable"/>
    <style:font-face style:name="標楷體5" svg:font-family="標楷體" style:font-adornments="標準" style:font-pitch="variable"/>
    <style:font-face style:name="開放黑體" svg:font-family="開放黑體" style:font-pitch="variable"/>
    <style:font-face style:name="AR PL Mingti2L Big51" svg:font-family="'AR PL Mingti2L Big5'" style:font-family-generic="modern" style:font-pitch="variable"/>
    <style:font-face style:name="Luxi Mono1" svg:font-family="'Luxi Mono'" style:font-family-generic="modern" style:font-pitch="variable"/>
    <style:font-face style:name="Arial2" svg:font-family="Arial" style:font-family-generic="roman" style:font-pitch="variable"/>
    <style:font-face style:name="Arial4" svg:font-family="Arial" style:font-adornments="粗體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粗體" style:font-family-generic="roman" style:font-pitch="variable"/>
    <style:font-face style:name="Luxi Mono" svg:font-family="'Luxi Mono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全字庫正宋體" svg:font-family="全字庫正宋體" style:font-family-generic="roman" style:font-pitch="variable"/>
    <style:font-face style:name="全字庫正楷體" svg:font-family="全字庫正楷體" style:font-family-generic="roman" style:font-pitch="variable"/>
    <style:font-face style:name="方正楷體" svg:font-family="方正楷體" style:font-family-generic="roman" style:font-pitch="variable"/>
    <style:font-face style:name="標楷體2" svg:font-family="標楷體" style:font-family-generic="roman" style:font-pitch="variable"/>
    <style:font-face style:name="AR PL UMing TW1" svg:font-family="'AR PL UMing TW'" style:font-family-generic="script" style:font-pitch="variable"/>
    <style:font-face style:name="Liberation Sans2" svg:font-family="'Liberation Sans'" style:font-family-generic="script" style:font-pitch="variable"/>
    <style:font-face style:name="方正楷體1" svg:font-family="方正楷體" style:font-family-generic="script" style:font-pitch="variable"/>
    <style:font-face style:name="標楷體" svg:font-family="標楷體" style:font-family-generic="script" style:font-pitch="variable"/>
    <style:font-face style:name="標楷體6" svg:font-family="標楷體" style:font-adornments="標準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粗體" style:font-family-generic="swiss" style:font-pitch="variable"/>
    <style:font-face style:name="Liberation Sans1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7">
      <style:graphic-properties draw:stroke="none" draw:fill="none" draw:fill-color="#00cc99" draw:textarea-horizontal-align="left" draw:textarea-vertical-align="top" draw:auto-grow-height="true" draw:auto-grow-width="false" fo:min-height="2.623cm" fo:min-width="0cm" fo:padding-top="0.13cm" fo:padding-bottom="0.13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3" style:family="graphic" style:parent-style-name="物體無填充也無線條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fill="solid" draw:fill-color="#ccccff" draw:textarea-horizontal-align="center" draw:textarea-vertical-align="middle" draw:shadow="hidden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svg:stroke-width="0.1cm" draw:marker-start-width="0.45cm" draw:marker-end-width="0.45cm" draw:fill="gradient" draw:fill-color="#000000" draw:fill-gradient-name="Radial_20_red_2f_yellow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775cm"/>
    </style:style>
    <style:style style:name="pr1" style:family="presentation" style:parent-style-name="資訊大未來2-title">
      <style:graphic-properties draw:stroke="none" draw:fill="none" draw:fill-color="#00cc99" draw:textarea-horizontal-align="left" draw:textarea-vertical-align="middle" draw:auto-grow-height="true" draw:auto-grow-width="false" fo:min-height="3.447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資訊大未來2-notes">
      <style:graphic-properties draw:fill-color="#ffffff" draw:auto-grow-height="true" fo:min-height="12.411cm"/>
    </style:style>
    <style:style style:name="pr3" style:family="presentation" style:parent-style-name="資訊大未來-title">
      <style:graphic-properties draw:fill-color="#ffffff" draw:auto-grow-height="true" fo:min-height="1.677cm"/>
    </style:style>
    <style:style style:name="pr4" style:family="presentation" style:parent-style-name="資訊大未來-notes">
      <style:graphic-properties draw:fill-color="#ffffff" draw:auto-grow-height="true" fo:min-height="12.411cm"/>
    </style:style>
    <style:style style:name="pr5" style:family="presentation" style:parent-style-name="資訊大未來-notes">
      <style:graphic-properties draw:fill-color="#ffffff" draw:auto-grow-height="true" fo:min-height="12.403cm"/>
    </style:style>
    <style:style style:name="pr6" style:family="presentation" style:parent-style-name="資訊大未來-outline1" style:list-style-name="L8">
      <style:graphic-properties draw:fill-color="#ffffff" draw:auto-grow-height="true" fo:min-height="11.317cm"/>
    </style:style>
    <style:style style:name="pr7" style:family="presentation" style:parent-style-name="資訊大未來-outline1" style:list-style-name="L4">
      <style:graphic-properties draw:fill-color="#ffffff" draw:auto-grow-height="true" fo:min-height="12.486cm"/>
    </style:style>
    <style:style style:name="pr8" style:family="presentation" style:parent-style-name="資訊大未來-outline1" style:list-style-name="L4">
      <style:graphic-properties draw:fill-color="#ffffff" draw:auto-grow-height="true" fo:min-height="12.537cm"/>
    </style:style>
    <style:style style:name="pr9" style:family="presentation" style:parent-style-name="資訊大未來-outline1" style:list-style-name="L4">
      <style:graphic-properties draw:fill-color="#ffffff" draw:auto-grow-height="true" fo:min-height="13.068cm"/>
    </style:style>
    <style:style style:name="pr10" style:family="presentation" style:parent-style-name="資訊大未來-outline1" style:list-style-name="L4">
      <style:graphic-properties draw:fill-color="#ffffff" draw:auto-grow-height="true" fo:min-height="12.925cm"/>
    </style:style>
    <style:style style:name="pr11" style:family="presentation" style:parent-style-name="資訊大未來-outline1" style:list-style-name="L4">
      <style:graphic-properties draw:fill-color="#ffffff" draw:auto-grow-height="true" fo:min-height="12.34cm"/>
    </style:style>
    <style:style style:name="pr12" style:family="presentation" style:parent-style-name="資訊大未來-outline1" style:list-style-name="L8">
      <style:graphic-properties draw:fill-color="#ffffff" draw:auto-grow-height="true" fo:min-height="11.317cm"/>
    </style:style>
    <style:style style:name="pr13" style:family="presentation" style:parent-style-name="資訊大未來-outline1" style:list-style-name="L8">
      <style:graphic-properties draw:fill-color="#ffffff" draw:auto-grow-height="true" fo:min-height="11.317cm"/>
    </style:style>
    <style:style style:name="pr14" style:family="presentation" style:parent-style-name="資訊大未來1-title">
      <style:graphic-properties draw:stroke="none" draw:fill="none" draw:fill-color="#00cc99" draw:textarea-horizontal-align="left" draw:textarea-vertical-align="middle" draw:auto-grow-height="true" draw:auto-grow-width="false" fo:min-height="7.519cm" fo:min-width="0cm" fo:padding-top="0.13cm" fo:padding-bottom="0.13cm" fo:padding-left="0.25cm" fo:padding-right="0.25cm" fo:wrap-option="wrap" draw:shadow="hidden" draw:shadow-color="#808080"/>
    </style:style>
    <style:style style:name="pr15" style:family="presentation" style:parent-style-name="資訊大未來1-notes">
      <style:graphic-properties draw:fill-color="#ffffff" draw:auto-grow-height="true" fo:min-height="12.405cm"/>
    </style:style>
    <style:style style:name="P1" style:family="paragraph">
      <style:paragraph-properties fo:margin-left="1.309cm" fo:margin-right="0cm" fo:margin-top="0.123cm" fo:margin-bottom="0cm" fo:text-align="center" fo:text-indent="0cm"/>
    </style:style>
    <style:style style:name="P2" style:family="paragraph">
      <style:paragraph-properties fo:margin-left="1.309cm" fo:margin-right="0cm" fo:margin-top="0.123cm" fo:margin-bottom="0cm" fo:text-align="center" fo:text-indent="0cm" style:writing-mode="lr-tb"/>
      <style:text-properties style:font-name="全字庫正宋體1" fo:font-size="18pt" style:font-name-asian="全字庫正宋體1" style:font-size-asian="18pt"/>
    </style:style>
    <style:style style:name="P3" style:family="paragraph">
      <style:paragraph-properties fo:margin-left="0cm" fo:margin-right="0cm" fo:text-align="center" fo:text-indent="0cm" style:writing-mode="lr-tb"/>
    </style:style>
    <style:style style:name="P4" style:family="paragraph">
      <style:paragraph-properties fo:margin-left="0cm" fo:margin-right="0cm" fo:text-align="center" fo:text-indent="0cm" style:writing-mode="lr-tb"/>
      <style:text-properties style:use-window-font-color="true" style:font-name="全字庫正楷體1" fo:font-size="66pt" fo:text-shadow="1pt 1pt" style:font-name-asian="全字庫正楷體1" style:font-size-asian="66pt" style:font-size-complex="66pt"/>
    </style:style>
    <style:style style:name="P5" style:family="paragraph">
      <style:paragraph-properties fo:margin-left="0cm" fo:margin-right="0cm" fo:margin-top="0.396cm" fo:margin-bottom="0cm" fo:line-height="100%" fo:text-indent="0cm"/>
    </style:style>
    <style:style style:name="P6" style:family="paragraph">
      <style:paragraph-properties fo:margin-left="0cm" fo:margin-right="0cm" fo:margin-top="0.396cm" fo:margin-bottom="0cm" fo:line-height="100%" fo:text-indent="0cm" style:writing-mode="lr-tb"/>
      <style:text-properties style:font-name="全字庫正宋體1" style:font-name-asian="全字庫正宋體1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text-indent="0cm"/>
      <style:text-properties style:font-name="全字庫正楷體1" style:font-name-asian="全字庫正楷體1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text-indent="0cm"/>
      <style:text-properties style:font-size-asian="12pt"/>
    </style:style>
    <style:style style:name="P11" style:family="paragraph">
      <style:text-properties fo:font-weight="bold" style:font-weight-asian="bold" style:font-weight-complex="bold"/>
    </style:style>
    <style:style style:name="P12" style:family="paragraph">
      <style:paragraph-properties fo:margin-left="0cm" fo:margin-right="0cm" fo:line-height="150%" fo:text-indent="0cm"/>
    </style:style>
    <style:style style:name="P13" style:family="paragraph">
      <style:paragraph-properties fo:margin-top="0cm" fo:margin-bottom="0cm"/>
    </style:style>
    <style:style style:name="P14" style:family="paragraph">
      <style:paragraph-properties fo:margin-left="0.6cm" fo:margin-right="0cm" fo:line-height="150%" fo:text-indent="0cm"/>
      <style:text-properties style:font-name="TW Sung" fo:font-size="24pt" style:font-name-asian="TW Sung" style:font-size-asian="24pt"/>
    </style:style>
    <style:style style:name="P15" style:family="paragraph">
      <style:paragraph-properties fo:margin-left="0cm" fo:margin-right="0cm" fo:line-height="150%" fo:text-indent="0cm"/>
      <style:text-properties style:font-name="TW Sung" fo:font-size="24pt" style:font-name-asian="TW Sung" style:font-size-asian="24pt"/>
    </style:style>
    <style:style style:name="P16" style:family="paragraph">
      <style:paragraph-properties fo:margin-left="0cm" fo:margin-right="0cm" fo:text-indent="0cm"/>
      <style:text-properties fo:font-size="12pt" style:font-size-asian="12pt"/>
    </style:style>
    <style:style style:name="P17" style:family="paragraph">
      <style:paragraph-properties style:line-height-at-least="0cm" fo:text-align="start"/>
    </style:style>
    <style:style style:name="P18" style:family="paragraph">
      <style:paragraph-properties style:line-height-at-least="0cm" fo:text-align="start"/>
      <style:text-properties fo:color="#00cccc" style:text-outline="false" style:font-name="開放黑體" fo:font-size="48pt" fo:text-shadow="none" fo:font-weight="bold" style:font-name-asian="開放黑體" style:font-size-asian="48pt" style:font-weight-asian="bold" style:font-size-complex="48pt" style:font-weight-complex="bold"/>
    </style:style>
    <style:style style:name="P19" style:family="paragraph">
      <style:paragraph-properties style:line-height-at-least="0cm"/>
    </style:style>
    <style:style style:name="P20" style:family="paragraph">
      <style:paragraph-properties style:line-height-at-least="0cm"/>
      <style:text-properties fo:color="#0066cc" style:font-name="開放黑體" fo:font-size="48pt" fo:text-shadow="none" fo:font-weight="bold" style:font-name-asian="開放黑體" style:font-size-asian="48pt" style:font-weight-asian="bold" style:font-size-complex="48pt" style:font-weight-complex="bold"/>
    </style:style>
    <style:style style:name="P21" style:family="paragraph">
      <style:paragraph-properties fo:margin-left="0cm" fo:margin-right="0cm" fo:text-indent="0cm" style:writing-mode="lr-tb"/>
      <style:text-properties style:use-window-font-color="true" style:font-name="全字庫正楷體1" fo:font-size="48pt" style:font-name-asian="全字庫正楷體1" style:font-size-asian="48pt" style:font-size-complex="48pt"/>
    </style:style>
    <style:style style:name="P22" style:family="paragraph">
      <style:paragraph-properties fo:margin-left="0cm" fo:margin-right="0cm" fo:margin-top="0.396cm" fo:margin-bottom="0cm" fo:line-height="100%" fo:text-align="start" fo:text-indent="0cm"/>
    </style:style>
    <style:style style:name="P23" style:family="paragraph">
      <style:paragraph-properties fo:margin-left="0cm" fo:margin-right="0cm" fo:margin-top="0.396cm" fo:margin-bottom="0cm" fo:line-height="100%" fo:text-align="start" fo:text-indent="0cm" style:writing-mode="lr-tb"/>
      <style:text-properties style:use-window-font-color="true" style:font-name="全字庫正宋體1" style:font-name-asian="全字庫正宋體1"/>
    </style:style>
    <style:style style:name="T1" style:family="text">
      <style:text-properties style:font-name="全字庫正宋體1" fo:font-size="18pt" fo:font-weight="normal" style:font-name-asian="全字庫正宋體1" style:font-size-asian="18pt" style:font-weight-asian="normal" style:font-size-complex="14pt" style:font-weight-complex="normal"/>
    </style:style>
    <style:style style:name="T2" style:family="text">
      <style:text-properties style:font-name="全字庫正宋體1" fo:font-size="18pt" style:font-name-asian="全字庫正宋體1" style:font-size-asian="18pt" style:font-size-complex="14pt"/>
    </style:style>
    <style:style style:name="T3" style:family="text">
      <style:text-properties style:use-window-font-color="true" style:font-name="全字庫正楷體1" fo:font-size="66pt" fo:text-shadow="1pt 1pt" style:font-name-asian="全字庫正楷體1" style:font-size-asian="66pt" style:font-size-complex="66pt"/>
    </style:style>
    <style:style style:name="T4" style:family="text">
      <style:text-properties fo:color="#ffffff" style:font-name="全字庫正宋體1" fo:font-size="18pt" style:font-name-asian="全字庫正宋體1" style:font-size-asian="18pt" style:font-size-complex="18pt"/>
    </style:style>
    <style:style style:name="T5" style:family="text">
      <style:text-properties style:font-name="全字庫正楷體1" style:font-name-asian="全字庫正楷體1"/>
    </style:style>
    <style:style style:name="T6" style:family="text">
      <style:text-properties style:font-size-asian="12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Liberation Serif" fo:font-size="24pt" style:font-name-asian="Liberation Serif" style:font-size-asian="24pt"/>
    </style:style>
    <style:style style:name="T9" style:family="text">
      <style:text-properties style:font-name="Liberation Serif" fo:font-size="22pt" style:font-name-asian="Liberation Serif" style:font-size-asian="22pt"/>
    </style:style>
    <style:style style:name="T10" style:family="text">
      <style:text-properties style:font-name="Liberation Serif" fo:font-size="22pt" fo:font-style="italic" style:font-name-asian="Liberation Serif" style:font-size-asian="22pt" style:font-style-asian="italic" style:font-style-complex="italic"/>
    </style:style>
    <style:style style:name="T11" style:family="text">
      <style:text-properties fo:font-size="12pt" style:font-size-asian="12pt"/>
    </style:style>
    <style:style style:name="T12" style:family="text">
      <style:text-properties style:text-line-through-style="solid" style:text-line-through-type="single" style:font-name="Liberation Serif" fo:font-size="22pt" style:font-name-asian="Liberation Serif" style:font-size-asian="22pt"/>
    </style:style>
    <style:style style:name="T13" style:family="text">
      <style:text-properties fo:color="#dc2300" style:text-outline="false" style:font-name="開放黑體" fo:font-size="48pt" fo:text-shadow="none" fo:font-weight="bold" style:font-name-asian="開放黑體" style:font-size-asian="48pt" style:font-weight-asian="bold" style:font-size-complex="48pt" style:font-weight-complex="bold"/>
    </style:style>
    <style:style style:name="T14" style:family="text">
      <style:text-properties fo:color="#0066cc" style:font-name="開放黑體" fo:font-size="48pt" fo:text-shadow="none" fo:font-weight="bold" style:font-name-asian="開放黑體" style:font-size-asian="48pt" style:font-weight-asian="bold" style:font-size-complex="48pt" style:font-weight-complex="bold"/>
    </style:style>
    <style:style style:name="T15" style:family="text">
      <style:text-properties style:font-name="Liberation Serif" fo:font-size="22pt" style:font-name-asian="Liberation Serif" style:font-size-asian="22pt" style:font-size-complex="22pt"/>
    </style:style>
    <style:style style:name="T16" style:family="text">
      <style:text-properties style:use-window-font-color="true" style:font-name="全字庫正楷體1" fo:font-size="48pt" style:font-name-asian="全字庫正楷體1" style:font-size-asian="48pt" style:font-size-complex="48pt"/>
    </style:style>
    <style:style style:name="T17" style:family="text">
      <style:text-properties style:use-window-font-color="true" style:font-name="全字庫正宋體1" fo:font-size="18pt" style:font-name-asian="全字庫正宋體1" style:font-size-asian="18pt" style:font-size-complex="18pt"/>
    </style:style>
    <text:list-style style:name="L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Aria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image text:level="1" xlink:href="Pictures/100000000000001C00000020D876C24E.gif" xlink:type="simple" xlink:show="embed" xlink:actuate="onLoad">
        <style:list-level-properties text:min-label-width="0.6cm" style:vertical-pos="middle" style:vertical-rel="line" fo:width="0.741cm" fo:height="0.847cm"/>
      </text:list-level-style-image>
      <text:list-level-style-image text:level="2" xlink:href="Pictures/100000000000001C00000020D876C24E.gif" xlink:type="simple" xlink:show="embed" xlink:actuate="onLoad">
        <style:list-level-properties text:space-before="0.8cm" text:min-label-width="0.6cm" style:vertical-pos="middle" style:vertical-rel="line" fo:width="0.741cm" fo:height="0.847cm"/>
      </text:list-level-style-image>
      <text:list-level-style-image text:level="3" xlink:href="Pictures/100000000000001C00000020D876C24E.gif" xlink:type="simple" xlink:show="embed" xlink:actuate="onLoad">
        <style:list-level-properties text:space-before="1.6cm" text:min-label-width="0.6cm" style:vertical-pos="middle" style:vertical-rel="line" fo:width="0.741cm" fo:height="0.847cm"/>
      </text:list-level-style-image>
      <text:list-level-style-image text:level="4" xlink:href="Pictures/100000000000001C00000020D876C24E.gif" xlink:type="simple" xlink:show="embed" xlink:actuate="onLoad">
        <style:list-level-properties text:space-before="2.4cm" text:min-label-width="0.6cm" style:vertical-pos="middle" style:vertical-rel="line" fo:width="0.741cm" fo:height="0.847cm"/>
      </text:list-level-style-image>
      <text:list-level-style-image text:level="5" xlink:href="Pictures/100000000000001C00000020D876C24E.gif" xlink:type="simple" xlink:show="embed" xlink:actuate="onLoad">
        <style:list-level-properties text:space-before="3.2cm" text:min-label-width="0.6cm" style:vertical-pos="middle" style:vertical-rel="line" fo:width="0.741cm" fo:height="0.847cm"/>
      </text:list-level-style-image>
      <text:list-level-style-image text:level="6" xlink:href="Pictures/100000000000001C00000020D876C24E.gif" xlink:type="simple" xlink:show="embed" xlink:actuate="onLoad">
        <style:list-level-properties text:space-before="4cm" text:min-label-width="0.6cm" style:vertical-pos="middle" style:vertical-rel="line" fo:width="0.741cm" fo:height="0.847cm"/>
      </text:list-level-style-image>
      <text:list-level-style-image text:level="7" xlink:href="Pictures/100000000000001C00000020D876C24E.gif" xlink:type="simple" xlink:show="embed" xlink:actuate="onLoad">
        <style:list-level-properties text:space-before="4.8cm" text:min-label-width="0.6cm" style:vertical-pos="middle" style:vertical-rel="line" fo:width="0.741cm" fo:height="0.847cm"/>
      </text:list-level-style-image>
      <text:list-level-style-image text:level="8" xlink:href="Pictures/100000000000001C00000020D876C24E.gif" xlink:type="simple" xlink:show="embed" xlink:actuate="onLoad">
        <style:list-level-properties text:space-before="5.6cm" text:min-label-width="0.6cm" style:vertical-pos="middle" style:vertical-rel="line" fo:width="0.741cm" fo:height="0.847cm"/>
      </text:list-level-style-image>
      <text:list-level-style-image text:level="9" xlink:href="Pictures/100000000000001C00000020D876C24E.gif" xlink:type="simple" xlink:show="embed" xlink:actuate="onLoad">
        <style:list-level-properties text:space-before="6.4cm" text:min-label-width="0.6cm" style:vertical-pos="middle" style:vertical-rel="line" fo:width="0.741cm" fo:height="0.847cm"/>
      </text:list-level-style-image>
      <text:list-level-style-image text:level="10" xlink:href="Pictures/100000000000001C00000020D876C24E.gif" xlink:type="simple" xlink:show="embed" xlink:actuate="onLoad">
        <style:list-level-properties text:space-before="5.4cm" text:min-label-width="0.6cm" style:vertical-pos="middle" style:vertical-rel="line" fo:width="0.741cm" fo:height="0.847cm"/>
      </text:list-level-style-image>
    </text:list-style>
    <text:list-style style:name="L5">
      <text:list-level-style-image text:level="1" xlink:href="Pictures/10000200000000120000001256ED240C.gif" xlink:type="simple" xlink:show="embed" xlink:actuate="onLoad">
        <style:list-level-properties text:min-label-width="0.6cm" style:vertical-pos="middle" style:vertical-rel="line" fo:width="0.476cm" fo:height="0.476cm"/>
      </text:list-level-style-image>
      <text:list-level-style-image text:level="2" xlink:href="Pictures/10000200000000120000001256ED240C.gif" xlink:type="simple" xlink:show="embed" xlink:actuate="onLoad">
        <style:list-level-properties text:space-before="0.8cm" text:min-label-width="0.6cm" style:vertical-pos="middle" style:vertical-rel="line" fo:width="0.476cm" fo:height="0.476cm"/>
      </text:list-level-style-image>
      <text:list-level-style-image text:level="3" xlink:href="Pictures/10000200000000120000001256ED240C.gif" xlink:type="simple" xlink:show="embed" xlink:actuate="onLoad">
        <style:list-level-properties text:space-before="1.6cm" text:min-label-width="0.6cm" style:vertical-pos="middle" style:vertical-rel="line" fo:width="0.476cm" fo:height="0.476cm"/>
      </text:list-level-style-image>
      <text:list-level-style-image text:level="4" xlink:href="Pictures/10000200000000120000001256ED240C.gif" xlink:type="simple" xlink:show="embed" xlink:actuate="onLoad">
        <style:list-level-properties text:space-before="2.4cm" text:min-label-width="0.6cm" style:vertical-pos="middle" style:vertical-rel="line" fo:width="0.476cm" fo:height="0.476cm"/>
      </text:list-level-style-image>
      <text:list-level-style-image text:level="5" xlink:href="Pictures/10000200000000120000001256ED240C.gif" xlink:type="simple" xlink:show="embed" xlink:actuate="onLoad">
        <style:list-level-properties text:space-before="3.2cm" text:min-label-width="0.6cm" style:vertical-pos="middle" style:vertical-rel="line" fo:width="0.476cm" fo:height="0.476cm"/>
      </text:list-level-style-image>
      <text:list-level-style-image text:level="6" xlink:href="Pictures/10000200000000120000001256ED240C.gif" xlink:type="simple" xlink:show="embed" xlink:actuate="onLoad">
        <style:list-level-properties text:space-before="4cm" text:min-label-width="0.6cm" style:vertical-pos="middle" style:vertical-rel="line" fo:width="0.476cm" fo:height="0.476cm"/>
      </text:list-level-style-image>
      <text:list-level-style-image text:level="7" xlink:href="Pictures/10000200000000120000001256ED240C.gif" xlink:type="simple" xlink:show="embed" xlink:actuate="onLoad">
        <style:list-level-properties text:space-before="4.8cm" text:min-label-width="0.6cm" style:vertical-pos="middle" style:vertical-rel="line" fo:width="0.476cm" fo:height="0.476cm"/>
      </text:list-level-style-image>
      <text:list-level-style-image text:level="8" xlink:href="Pictures/10000200000000120000001256ED240C.gif" xlink:type="simple" xlink:show="embed" xlink:actuate="onLoad">
        <style:list-level-properties text:space-before="5.6cm" text:min-label-width="0.6cm" style:vertical-pos="middle" style:vertical-rel="line" fo:width="0.476cm" fo:height="0.476cm"/>
      </text:list-level-style-image>
      <text:list-level-style-image text:level="9" xlink:href="Pictures/10000200000000120000001256ED240C.gif" xlink:type="simple" xlink:show="embed" xlink:actuate="onLoad">
        <style:list-level-properties text:space-before="6.4cm" text:min-label-width="0.6cm" style:vertical-pos="middle" style:vertical-rel="line" fo:width="0.476cm" fo:height="0.476cm"/>
      </text:list-level-style-image>
      <text:list-level-style-image text:level="10" xlink:href="Pictures/10000200000000120000001256ED240C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1.309cm"/>
        <style:text-properties style:font-name="Arial" fo:color="#000000" fo:font-size="100%"/>
      </text:list-level-style-bullet>
      <text:list-level-style-bullet text:level="2" text:bullet-char="–">
        <style:list-level-properties text:space-before="1.309cm"/>
        <style:text-properties style:font-name="Arial" fo:color="#000000" fo:font-size="100%"/>
      </text:list-level-style-bullet>
      <text:list-level-style-bullet text:level="3" text:bullet-char="•">
        <style:list-level-properties text:space-before="2.632cm"/>
        <style:text-properties style:font-name="Arial" fo:color="#000000" fo:font-size="100%"/>
      </text:list-level-style-bullet>
      <text:list-level-style-bullet text:level="4" text:bullet-char="–">
        <style:list-level-properties text:space-before="3.81cm"/>
        <style:text-properties style:font-name="Arial" fo:color="#000000" fo:font-size="100%"/>
      </text:list-level-style-bullet>
      <text:list-level-style-bullet text:level="5" text:bullet-char="»">
        <style:list-level-properties text:space-before="5.08cm"/>
        <style:text-properties style:font-name="Arial" fo:color="#000000" fo:font-size="100%"/>
      </text:list-level-style-bullet>
      <text:list-level-style-bullet text:level="6" text:bullet-char="»">
        <style:list-level-properties text:space-before="5.08cm"/>
        <style:text-properties style:font-name="Arial" fo:color="#000000" fo:font-size="100%"/>
      </text:list-level-style-bullet>
      <text:list-level-style-bullet text:level="7" text:bullet-char="»">
        <style:list-level-properties text:space-before="5.08cm"/>
        <style:text-properties style:font-name="Arial" fo:color="#000000" fo:font-size="100%"/>
      </text:list-level-style-bullet>
      <text:list-level-style-bullet text:level="8" text:bullet-char="»">
        <style:list-level-properties text:space-before="5.08cm"/>
        <style:text-properties style:font-name="Arial" fo:color="#000000" fo:font-size="100%"/>
      </text:list-level-style-bullet>
      <text:list-level-style-bullet text:level="9" text:bullet-char="»">
        <style:list-level-properties text:space-before="5.08cm"/>
        <style:text-properties style:font-name="Arial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image text:level="1" xlink:href="Pictures/100002000000000A0000000ADDA84F49.gif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2000000000A0000000ADDA84F49.gif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2000000000A0000000ADDA84F49.gif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2000000000A0000000ADDA84F49.gif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2000000000A0000000ADDA84F49.gif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2000000000A0000000ADDA84F49.gif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2000000000A0000000ADDA84F49.gif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2000000000A0000000ADDA84F49.gif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2000000000A0000000ADDA84F49.gif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封面" draw:style-name="dp1" draw:master-page-name="資訊大未來2" presentation:presentation-page-layout-name="AL1T0">
        <office:forms form:automatic-focus="false" form:apply-design-mode="false"/>
        <draw:frame draw:style-name="gr1" draw:text-style-name="P2" draw:layer="layout" svg:width="12.105cm" svg:height="2.883cm" svg:x="6.91cm" svg:y="15.525cm">
          <draw:text-box>
            <text:p text:style-name="P1"><text:span text:style-name="T1">趙惟倫 </text:span><text:span text:style-name="T1">&lt;bluebat@member.fsf.org&gt;</text:span></text:p>
            <text:p text:style-name="P1"><text:span text:style-name="T2">2016</text:span><text:span text:style-name="T2">年</text:span><text:span text:style-name="T2">5</text:span><text:span text:style-name="T2">月</text:span><text:span text:style-name="T2">11</text:span><text:span text:style-name="T2">日</text:span></text:p>
          </draw:text-box>
        </draw:frame>
        <draw:frame presentation:style-name="pr1" draw:text-style-name="P4" draw:layer="layout" svg:width="12.998cm" svg:height="3.707cm" svg:x="6.942cm" svg:y="4.738cm" presentation:class="title" presentation:user-transformed="true">
          <draw:text-box>
            <text:p text:style-name="P3"><text:span text:style-name="T3">動手做簡報</text:span></text:p>
          </draw:text-box>
        </draw:frame>
        <draw:custom-shape draw:style-name="gr2" draw:text-style-name="P6" draw:layer="layout" svg:width="19.685cm" svg:height="0.896cm" svg:x="0.755cm" svg:y="0.745cm">
          <text:p text:style-name="P5"><text:span text:style-name="T4">Chinese Opendesktop </text:span></text:p>
          <draw:enhanced-geometry svg:viewBox="0 0 21600 21600" draw:type="mso-spt202" draw:enhanced-path="M 0 0 L 21600 0 21600 21600 0 21600 0 0 Z N"/>
        </draw:custom-shape>
        <draw:frame draw:style-name="gr3" draw:layer="layout" svg:width="2.327cm" svg:height="0.819cm" svg:x="22.862cm" svg:y="18.05cm">
          <draw:image xlink:href="Pictures/10000200000000580000001FC088875E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" presentation:class="page"/>
          <draw:frame presentation:style-name="pr2" draw:text-style-name="P7" draw:layer="layout" svg:width="13.846cm" svg:height="12.411cm" svg:x="2.518cm" svg:y="13.096cm" presentation:class="notes" presentation:placeholder="true" presentation:user-transformed="true">
            <draw:text-box/>
          </draw:frame>
        </presentation:notes>
      </draw:page>
      <draw:page draw:name="表演" draw:style-name="dp3" draw:master-page-name="資訊大未來" presentation:presentation-page-layout-name="AL2T19">
        <office:forms form:automatic-focus="false" form:apply-design-mode="false"/>
        <draw:frame presentation:style-name="pr3" draw:text-style-name="P8" draw:layer="layout" svg:width="23.8cm" svg:height="1.677cm" svg:x="1cm" svg:y="1.458cm" presentation:class="title">
          <draw:text-box>
            <text:p text:style-name="P7"><text:span text:style-name="T5">簡報是一場表演</text:span></text:p>
          </draw:text-box>
        </draw:frame>
        <draw:frame draw:style-name="gr5" draw:text-style-name="P9" draw:layer="layout" svg:width="19.63cm" svg:height="14.07cm" svg:x="2.885cm" svg:y="4.873cm">
          <draw:image xlink:href="Pictures/1000000000000274000001C2683917C4.jp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2" presentation:class="page"/>
          <draw:frame presentation:style-name="pr4" draw:text-style-name="P10" draw:layer="layout" svg:width="13.846cm" svg:height="12.411cm" svg:x="2.518cm" svg:y="13.096cm" presentation:class="notes" presentation:user-transformed="true">
            <draw:text-box>
              <text:p text:style-name="P7"><text:span text:style-name="T6">http://problah.com/images/SJ/steve-jobs-blood-pressure.jpg</text:span></text:p>
            </draw:text-box>
          </draw:frame>
        </presentation:notes>
      </draw:page>
      <draw:page draw:name="範圍" draw:style-name="dp3" draw:master-page-name="資訊大未來" presentation:presentation-page-layout-name="AL2T19">
        <office:forms form:automatic-focus="false" form:apply-design-mode="false"/>
        <draw:frame presentation:style-name="pr3" draw:text-style-name="P8" draw:layer="layout" svg:width="23.8cm" svg:height="1.677cm" svg:x="1cm" svg:y="1.458cm" presentation:class="title">
          <draw:text-box>
            <text:p text:style-name="P7"><text:span text:style-name="T5">範圍</text:span></text:p>
          </draw:text-box>
        </draw:frame>
        <draw:ellipse draw:style-name="gr6" draw:text-style-name="P11" draw:layer="layout" svg:width="1.856cm" svg:height="10.268cm" svg:x="2.528cm" svg:y="5.318cm">
          <text:p><text:span text:style-name="T7">前</text:span></text:p>
          <text:p><text:span text:style-name="T7">期</text:span></text:p>
          <text:p><text:span text:style-name="T7">規</text:span></text:p>
          <text:p><text:span text:style-name="T7">畫</text:span></text:p>
        </draw:ellipse>
        <draw:ellipse draw:style-name="gr6" draw:text-style-name="P9" draw:layer="layout" svg:width="13.509cm" svg:height="3.198cm" svg:x="6.082cm" svg:y="14.388cm">
          <text:p text:style-name="P9"/>
          <text:p text:style-name="P9"><text:span text:style-name="T7">使用簡報編輯工具</text:span></text:p>
        </draw:ellipse>
        <draw:ellipse draw:style-name="gr6" draw:text-style-name="P11" draw:layer="layout" svg:width="1.856cm" svg:height="10.268cm" svg:x="21.247cm" svg:y="5.318cm">
          <text:p><text:span text:style-name="T7">結</text:span></text:p>
          <text:p><text:span text:style-name="T7">束</text:span></text:p>
          <text:p><text:span text:style-name="T7">收</text:span></text:p>
          <text:p><text:span text:style-name="T7">尾</text:span></text:p>
        </draw:ellipse>
        <draw:ellipse draw:style-name="gr6" draw:text-style-name="P11" draw:layer="layout" svg:width="1.856cm" svg:height="10.268cm" svg:x="17.505cm" svg:y="5.318cm">
          <text:p><text:span text:style-name="T7">展</text:span></text:p>
          <text:p><text:span text:style-name="T7">示</text:span></text:p>
          <text:p><text:span text:style-name="T7">發</text:span></text:p>
          <text:p><text:span text:style-name="T7">表</text:span></text:p>
        </draw:ellipse>
        <draw:ellipse draw:style-name="gr6" draw:text-style-name="P11" draw:layer="layout" svg:width="1.856cm" svg:height="10.268cm" svg:x="13.761cm" svg:y="5.318cm">
          <text:p><text:span text:style-name="T7">測</text:span></text:p>
          <text:p><text:span text:style-name="T7">試</text:span></text:p>
          <text:p><text:span text:style-name="T7">準</text:span></text:p>
          <text:p><text:span text:style-name="T7">備</text:span></text:p>
        </draw:ellipse>
        <draw:ellipse draw:style-name="gr6" draw:text-style-name="P11" draw:layer="layout" svg:width="1.856cm" svg:height="10.268cm" svg:x="10.016cm" svg:y="5.318cm">
          <text:p><text:span text:style-name="T7">修</text:span></text:p>
          <text:p><text:span text:style-name="T7">改</text:span></text:p>
          <text:p><text:span text:style-name="T7">加</text:span></text:p>
          <text:p><text:span text:style-name="T7">強</text:span></text:p>
        </draw:ellipse>
        <draw:ellipse draw:style-name="gr6" draw:text-style-name="P11" draw:layer="layout" svg:width="1.856cm" svg:height="10.268cm" svg:x="6.272cm" svg:y="5.318cm">
          <text:p><text:span text:style-name="T7">簡</text:span></text:p>
          <text:p><text:span text:style-name="T7">報</text:span></text:p>
          <text:p><text:span text:style-name="T7">製</text:span></text:p>
          <text:p><text:span text:style-name="T7">作</text:span></text:p>
        </draw:ellipse>
        <draw:custom-shape draw:style-name="gr7" draw:text-style-name="P9" draw:layer="layout" svg:width="1.066cm" svg:height="1.303cm" svg:x="4.797cm" svg:y="9.9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9" draw:layer="layout" svg:width="1.066cm" svg:height="1.303cm" svg:x="8.597cm" svg:y="9.9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9" draw:layer="layout" svg:width="1.066cm" svg:height="1.303cm" svg:x="12.297cm" svg:y="9.9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9" draw:layer="layout" svg:width="1.066cm" svg:height="1.303cm" svg:x="15.997cm" svg:y="9.9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9" draw:layer="layout" svg:width="1.066cm" svg:height="1.303cm" svg:x="19.797cm" svg:y="9.9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2.583cm" svg:height="10.335cm" svg:x="3.146cm" svg:y="2.066cm" draw:page-number="3" presentation:class="page"/>
          <draw:frame presentation:style-name="pr5" draw:text-style-name="P10" draw:layer="layout" svg:width="15.1cm" svg:height="12.403cm" svg:x="1.888cm" svg:y="13.095cm" presentation:class="notes" presentation:placeholder="true">
            <draw:text-box/>
          </draw:frame>
        </presentation:notes>
      </draw:page>
      <draw:page draw:name="前期規畫" draw:style-name="dp3" draw:master-page-name="資訊大未來" presentation:presentation-page-layout-name="AL3T1">
        <office:forms form:automatic-focus="false" form:apply-design-mode="false"/>
        <draw:frame presentation:style-name="pr3" draw:text-style-name="P8" draw:layer="layout" svg:width="23.8cm" svg:height="1.677cm" svg:x="1cm" svg:y="1.458cm" presentation:class="title">
          <draw:text-box>
            <text:p text:style-name="P7"><text:span text:style-name="T5">前期規畫</text:span></text:p>
          </draw:text-box>
        </draw:frame>
        <draw:frame presentation:style-name="pr6" draw:text-style-name="P14" draw:layer="layout" svg:width="19.737cm" svg:height="11.317cm" svg:x="3.214cm" svg:y="5.183cm" presentation:class="outline" presentation:user-transformed="true">
          <draw:text-box>
            <text:list text:style-name="L4">
              <text:list-item>
                <text:p text:style-name="P12"><text:span text:style-name="T8">決定題目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9">以聽眾的觀點來思考</text:span></text:p>
                  </text:list-item>
                  <text:list-item>
                    <text:p text:style-name="P13"><text:span text:style-name="T9">符合內容又能引起興趣</text:span></text:p>
                  </text:list-item>
                </text:list>
              </text:list-item>
            </text:list>
            <text:list text:style-name="L4">
              <text:list-item>
                <text:p text:style-name="P12"><text:span text:style-name="T8">時間地點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9">有空的時間、方便的地點</text:span></text:p>
                  </text:list-item>
                  <text:list-item>
                    <text:p text:style-name="P13"><text:span text:style-name="T9">確認舉行簡報的訊息已傳達到目標聽眾</text:span></text:p>
                  </text:list-item>
                </text:list>
              </text:list-item>
            </text:list>
            <text:list text:style-name="L4">
              <text:list-item>
                <text:p text:style-name="P12"><text:span text:style-name="T8">要點發想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9">以手繪心智圖的方式進行</text:span></text:p>
                  </text:list-item>
                  <text:list-item>
                    <text:p text:style-name="P13"><text:span text:style-name="T9">思考的過程需要持續幾天</text:span></text:p>
                  </text:list-item>
                  <text:list-item>
                    <text:p text:style-name="P13"><text:span text:style-name="T9">從心智圖整理出自己的大綱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583cm" svg:height="10.335cm" svg:x="3.146cm" svg:y="2.066cm" draw:page-number="4" presentation:class="page"/>
          <draw:frame presentation:style-name="pr5" draw:text-style-name="P10" draw:layer="layout" svg:width="15.1cm" svg:height="12.403cm" svg:x="1.888cm" svg:y="13.095cm" presentation:class="notes" presentation:placeholder="true">
            <draw:text-box/>
          </draw:frame>
        </presentation:notes>
      </draw:page>
      <draw:page draw:name="簡報製作" draw:style-name="dp3" draw:master-page-name="資訊大未來" presentation:presentation-page-layout-name="AL3T1">
        <office:forms form:automatic-focus="false" form:apply-design-mode="false"/>
        <draw:frame presentation:style-name="pr3" draw:text-style-name="P8" draw:layer="layout" svg:width="23.8cm" svg:height="1.677cm" svg:x="1cm" svg:y="1.458cm" presentation:class="title">
          <draw:text-box>
            <text:p text:style-name="P7"><text:span text:style-name="T5">簡報製作</text:span></text:p>
          </draw:text-box>
        </draw:frame>
        <draw:frame presentation:style-name="pr7" draw:text-style-name="P15" draw:layer="layout" svg:width="21.521cm" svg:height="12.486cm" svg:x="3.214cm" svg:y="5.283cm" presentation:class="outline" presentation:user-transformed="true">
          <draw:text-box>
            <text:list text:style-name="L4">
              <text:list-item>
                <text:p text:style-name="P12"><text:span text:style-name="T8">資料整理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9">依關鍵字搜尋並閱讀資料</text:span></text:p>
                  </text:list-item>
                  <text:list-item>
                    <text:p text:style-name="P13"><text:span text:style-name="T9">記錄資料來源，填入並調整大綱</text:span></text:p>
                  </text:list-item>
                </text:list>
              </text:list-item>
            </text:list>
            <text:list text:style-name="L4">
              <text:list-item>
                <text:p text:style-name="P12"><text:span text:style-name="T8">種類形式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9">方法：對話式、文件式、戲劇式</text:span></text:p>
                  </text:list-item>
                  <text:list-item>
                    <text:p text:style-name="P13"><text:span text:style-name="T9">背景：單色、天地、外框、底圖、全圖</text:span></text:p>
                  </text:list-item>
                  <text:list-item>
                    <text:p text:style-name="P13"><text:span text:style-name="T9">用色：淡→半濃，素→半彩</text:span></text:p>
                  </text:list-item>
                  <text:list-item>
                    <text:p text:style-name="P13"><text:span text:style-name="T9">(</text:span><text:span text:style-name="T9">多重</text:span><text:span text:style-name="T9">)</text:span><text:span text:style-name="T9">目錄較適用於</text:span><text:span text:style-name="T9">(</text:span><text:span text:style-name="T9">長</text:span><text:span text:style-name="T9">)</text:span><text:span text:style-name="T9">文件式簡報</text:span></text:p>
                  </text:list-item>
                </text:list>
              </text:list-item>
            </text:list>
            <text:list text:style-name="L4">
              <text:list-item>
                <text:p text:style-name="P12"><text:span text:style-name="T8">表現格式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9">字體及變化</text:span><text:span text:style-name="T9">(</text:span><text:span text:style-name="T9">尺寸、粗細</text:span><text:span text:style-name="T9">)</text:span><text:span text:style-name="T9">各不超過兩種</text:span></text:p>
                  </text:list-item>
                  <text:list-item>
                    <text:p text:style-name="P13"><text:span text:style-name="T9">注意圖片對於氣氛、平衡、背景的影響</text:span></text:p>
                  </text:list-item>
                  <text:list-item>
                    <text:p text:style-name="P13"><text:span text:style-name="T9">避免過多、過小的文字以及粗糙、複雜的圖表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583cm" svg:height="10.335cm" svg:x="3.146cm" svg:y="2.066cm" draw:page-number="5" presentation:class="page"/>
          <draw:frame presentation:style-name="pr5" draw:text-style-name="P10" draw:layer="layout" svg:width="15.1cm" svg:height="12.403cm" svg:x="1.888cm" svg:y="13.095cm" presentation:class="notes" presentation:placeholder="true">
            <draw:text-box/>
          </draw:frame>
        </presentation:notes>
      </draw:page>
      <draw:page draw:name="使用工具" draw:style-name="dp3" draw:master-page-name="資訊大未來" presentation:presentation-page-layout-name="AL3T1">
        <office:forms form:automatic-focus="false" form:apply-design-mode="false"/>
        <draw:frame presentation:style-name="pr3" draw:text-style-name="P8" draw:layer="layout" svg:width="23.8cm" svg:height="1.677cm" svg:x="1cm" svg:y="1.458cm" presentation:class="title" presentation:user-transformed="true">
          <draw:text-box>
            <text:p text:style-name="P7"><text:span text:style-name="T5">使用工具</text:span></text:p>
          </draw:text-box>
        </draw:frame>
        <draw:frame presentation:style-name="pr8" draw:text-style-name="P15" draw:layer="layout" svg:width="21.885cm" svg:height="12.537cm" svg:x="3.214cm" svg:y="5.183cm" presentation:class="outline" presentation:user-transformed="true">
          <draw:text-box>
            <text:list text:style-name="L4">
              <text:list-item>
                <text:p text:style-name="P12"><text:span text:style-name="T8">編輯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9">大綱模式修改所有文字的屬性或內容</text:span></text:p>
                  </text:list-item>
                  <text:list-item>
                    <text:p text:style-name="P13"><text:span text:style-name="T9">備註模式記錄繁雜的補充資料</text:span></text:p>
                  </text:list-item>
                  <text:list-item>
                    <text:p text:style-name="P13"><text:span text:style-name="T9">[</text:span><text:span text:style-name="T9">編號</text:span><text:span text:style-name="T9">/</text:span><text:span text:style-name="T9">項目符號</text:span><text:span text:style-name="T9">]</text:span><text:span text:style-name="T9">選擇較清楚的標記</text:span></text:p>
                  </text:list-item>
                  <text:list-item>
                    <text:p text:style-name="P13"><text:span text:style-name="T9">[</text:span><text:span text:style-name="T9">複製</text:span><text:span text:style-name="T9">]</text:span><text:span text:style-name="T9">讓不同頁面的同類物件具有相同位置</text:span></text:p>
                  </text:list-item>
                  <text:list-item>
                    <text:p text:style-name="P13"><text:span text:style-name="T9">選取多重物件再利用</text:span><text:span text:style-name="T9">[</text:span><text:span text:style-name="T9">對齊</text:span><text:span text:style-name="T9">]</text:span><text:span text:style-name="T9">或</text:span><text:span text:style-name="T9">[</text:span><text:span text:style-name="T9">分布</text:span><text:span text:style-name="T9">]</text:span><text:span text:style-name="T9">調整</text:span></text:p>
                  </text:list-item>
                  <text:list-item>
                    <text:p text:style-name="P13"><text:span text:style-name="T9">參考資料應明文顯示網址，以利講義模式列印紙本</text:span></text:p>
                  </text:list-item>
                </text:list>
              </text:list-item>
            </text:list>
            <text:list text:style-name="L4">
              <text:list-item>
                <text:p text:style-name="P12"><text:span text:style-name="T8">設定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9">調整</text:span><text:span text:style-name="T9">[</text:span><text:span text:style-name="T9">工具</text:span><text:span text:style-name="T9">/</text:span><text:span text:style-name="T9">選項</text:span><text:span text:style-name="T9">]</text:span><text:span text:style-name="T9">中的</text:span><text:span text:style-name="T9">[</text:span><text:span text:style-name="T9">檢視</text:span><text:span text:style-name="T9">]</text:span><text:span text:style-name="T9">和</text:span><text:span text:style-name="T9">[</text:span><text:span text:style-name="T9">列印</text:span><text:span text:style-name="T9">]</text:span></text:p>
                  </text:list-item>
                  <text:list-item>
                    <text:p text:style-name="P13"><text:span text:style-name="T9">進行問題討論之前，切換至投影片瀏覽模式，每列約五～六張投影片，以利聽眾回顧簡報</text:span></text:p>
                  </text:list-item>
                  <text:list-item>
                    <text:p text:style-name="P13"><text:span text:style-name="T9">列印的替代字型可能會造成預期外的效果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583cm" svg:height="10.335cm" svg:x="3.146cm" svg:y="2.066cm" draw:page-number="6" presentation:class="page"/>
          <draw:frame presentation:style-name="pr5" draw:text-style-name="P10" draw:layer="layout" svg:width="15.1cm" svg:height="12.403cm" svg:x="1.888cm" svg:y="13.095cm" presentation:class="notes" presentation:placeholder="true">
            <draw:text-box/>
          </draw:frame>
        </presentation:notes>
      </draw:page>
      <draw:page draw:name="修改加強" draw:style-name="dp3" draw:master-page-name="資訊大未來" presentation:presentation-page-layout-name="AL3T1">
        <office:forms form:automatic-focus="false" form:apply-design-mode="false"/>
        <draw:frame presentation:style-name="pr3" draw:text-style-name="P8" draw:layer="layout" svg:width="23.8cm" svg:height="1.677cm" svg:x="1cm" svg:y="1.458cm" presentation:class="title">
          <draw:text-box>
            <text:p text:style-name="P7"><text:span text:style-name="T5">修改加強</text:span></text:p>
          </draw:text-box>
        </draw:frame>
        <draw:frame presentation:style-name="pr9" draw:text-style-name="P15" draw:layer="layout" svg:width="21.206cm" svg:height="13.068cm" svg:x="3.214cm" svg:y="5.283cm" presentation:class="outline" presentation:user-transformed="true">
          <draw:text-box>
            <text:list text:style-name="L4">
              <text:list-item>
                <text:p text:style-name="P12"><text:span text:style-name="T8">內容再充實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9">inurl:</text:span><text:span text:style-name="T10">title</text:span><text:span text:style-name="T9">搜尋關鍵字</text:span></text:p>
                  </text:list-item>
                  <text:list-item>
                    <text:p text:style-name="P13"><text:span text:style-name="T9">filetype:odp</text:span><text:span text:style-name="T9">或</text:span><text:span text:style-name="T9">filetype:ppt</text:span><text:span text:style-name="T9">搜尋簡報檔</text:span></text:p>
                  </text:list-item>
                </text:list>
              </text:list-item>
            </text:list>
            <text:list text:style-name="L4">
              <text:list-item>
                <text:p text:style-name="P12"><text:span text:style-name="T8">預演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9">多瀏覽幾次投影片，找出錯字與不協調</text:span></text:p>
                  </text:list-item>
                  <text:list-item>
                    <text:p text:style-name="P13"><text:span text:style-name="T9">實際演練一次，請人讀過投影片</text:span></text:p>
                  </text:list-item>
                  <text:list-item>
                    <text:p text:style-name="P13"><text:span text:style-name="T9">感受其中的邏輯結構，必要時重新排列</text:span></text:p>
                  </text:list-item>
                </text:list>
              </text:list-item>
            </text:list>
            <text:list text:style-name="L4">
              <text:list-item>
                <text:p text:style-name="P12"><text:span text:style-name="T8">增補刪減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9">刪除枝節或不懂的內容，一圖勝千文</text:span></text:p>
                  </text:list-item>
                  <text:list-item>
                    <text:p text:style-name="P13"><text:span text:style-name="T9">加入一些過場句子，說完再切換投影片</text:span></text:p>
                  </text:list-item>
                  <text:list-item>
                    <text:p text:style-name="P13"><text:span text:style-name="T9">投影片要有頭有尾</text:span><text:span text:style-name="T9">(</text:span><text:span text:style-name="T9">有休息</text:span><text:span text:style-name="T9">)</text:span><text:span text:style-name="T9">，可預期何時結束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583cm" svg:height="10.335cm" svg:x="3.146cm" svg:y="2.066cm" draw:page-number="7" presentation:class="page"/>
          <draw:frame presentation:style-name="pr5" draw:text-style-name="P10" draw:layer="layout" svg:width="15.1cm" svg:height="12.403cm" svg:x="1.888cm" svg:y="13.095cm" presentation:class="notes" presentation:placeholder="true">
            <draw:text-box/>
          </draw:frame>
        </presentation:notes>
      </draw:page>
      <draw:page draw:name="休息" draw:style-name="dp3" draw:master-page-name="資訊大未來">
        <draw:frame draw:style-name="gr5" draw:text-style-name="P9" draw:layer="layout" svg:width="25.462cm" svg:height="19.104cm" svg:x="0.01cm" svg:y="-0.073cm">
          <draw:image xlink:href="Pictures/100000000000035E000001E10171A9DE.png" xlink:type="simple" xlink:show="embed" xlink:actuate="onLoad">
            <text:p/>
          </draw:image>
        </draw:frame>
        <presentation:notes draw:style-name="dp2">
          <draw:page-thumbnail draw:style-name="gr4" draw:layer="layout" svg:width="12.583cm" svg:height="10.335cm" svg:x="3.146cm" svg:y="2.066cm" draw:page-number="8" presentation:class="page"/>
          <draw:frame presentation:style-name="pr4" draw:text-style-name="P16" draw:layer="layout" svg:width="13.846cm" svg:height="12.411cm" svg:x="2.518cm" svg:y="13.096cm" presentation:class="notes" presentation:user-transformed="true">
            <draw:text-box>
              <text:p text:style-name="P7"><text:span text:style-name="T11">http://problah.com/images/SJ/steve-jobs-blood-pressure.jpg</text:span></text:p>
            </draw:text-box>
          </draw:frame>
        </presentation:notes>
      </draw:page>
      <draw:page draw:name="測試準備" draw:style-name="dp3" draw:master-page-name="資訊大未來" presentation:presentation-page-layout-name="AL3T1">
        <draw:frame presentation:style-name="pr3" draw:text-style-name="P8" draw:layer="layout" svg:width="23.8cm" svg:height="1.677cm" svg:x="1cm" svg:y="1.458cm" presentation:class="title">
          <draw:text-box>
            <text:p text:style-name="P7"><text:span text:style-name="T5">測試準備</text:span></text:p>
          </draw:text-box>
        </draw:frame>
        <draw:frame presentation:style-name="pr10" draw:text-style-name="P15" draw:layer="layout" svg:width="21.351cm" svg:height="12.925cm" svg:x="3.214cm" svg:y="5.183cm" presentation:class="outline" presentation:user-transformed="true">
          <draw:text-box>
            <text:list text:style-name="L4">
              <text:list-item>
                <text:p text:style-name="P12"><text:span text:style-name="T8">軟體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9">簡報軟體</text:span><text:span text:style-name="T9">(</text:span><text:span text:style-name="T9">雙螢幕顯示、平滑字型、流暢播放</text:span><text:span text:style-name="T9">)</text:span></text:p>
                  </text:list-item>
                  <text:list-item>
                    <text:p text:style-name="P13"><text:span text:style-name="T9">實作軟體</text:span><text:span text:style-name="T9">(</text:span><text:span text:style-name="T9">切換、尺寸、連線</text:span><text:span text:style-name="T9">)[</text:span><text:span text:style-name="T9">若有需要</text:span><text:span text:style-name="T9">]</text:span></text:p>
                  </text:list-item>
                </text:list>
              </text:list-item>
            </text:list>
            <text:list text:style-name="L4">
              <text:list-item>
                <text:p text:style-name="P12"><text:span text:style-name="T8">硬體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9">投影機</text:span><text:span text:style-name="T9">(</text:span><text:span text:style-name="T9">解析度、對焦、位置</text:span><text:span text:style-name="T9">)</text:span></text:p>
                  </text:list-item>
                  <text:list-item>
                    <text:p text:style-name="P13"><text:span text:style-name="T9">指示器</text:span><text:span text:style-name="T9">(</text:span><text:span text:style-name="T12">雷射筆</text:span><text:span text:style-name="T9">、指示棒、滑鼠、簡報筆</text:span><text:span text:style-name="T9">)</text:span></text:p>
                  </text:list-item>
                  <text:list-item>
                    <text:p text:style-name="P13"><text:span text:style-name="T9">錄影機</text:span><text:span text:style-name="T9">(</text:span><text:span text:style-name="T9">影像、聲音</text:span><text:span text:style-name="T9">)[</text:span><text:span text:style-name="T9">若有需要</text:span><text:span text:style-name="T9">]</text:span></text:p>
                  </text:list-item>
                </text:list>
              </text:list-item>
            </text:list>
            <text:list text:style-name="L4">
              <text:list-item>
                <text:p text:style-name="P12"><text:span text:style-name="T8">場地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9">個人儀容</text:span></text:p>
                  </text:list-item>
                  <text:list-item>
                    <text:p text:style-name="P13"><text:span text:style-name="T9">電源操作與安全、投影布幕升降</text:span></text:p>
                  </text:list-item>
                  <text:list-item>
                    <text:p text:style-name="P13"><text:span text:style-name="T9">聽眾座位與空調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583cm" svg:height="10.335cm" svg:x="3.146cm" svg:y="2.066cm" draw:page-number="9" presentation:class="page"/>
          <draw:frame presentation:style-name="pr5" draw:text-style-name="P10" draw:layer="layout" svg:width="15.1cm" svg:height="12.403cm" svg:x="1.888cm" svg:y="13.095cm" presentation:class="notes" presentation:placeholder="true">
            <draw:text-box/>
          </draw:frame>
        </presentation:notes>
      </draw:page>
      <draw:page draw:name="展示發表" draw:style-name="dp3" draw:master-page-name="資訊大未來" presentation:presentation-page-layout-name="AL3T1">
        <draw:frame presentation:style-name="pr3" draw:text-style-name="P8" draw:layer="layout" svg:width="23.8cm" svg:height="1.677cm" svg:x="1cm" svg:y="1.458cm" presentation:class="title">
          <draw:text-box>
            <text:p text:style-name="P7"><text:span text:style-name="T5">展示發表</text:span></text:p>
          </draw:text-box>
        </draw:frame>
        <draw:frame presentation:style-name="pr11" draw:text-style-name="P15" draw:layer="layout" svg:width="19.737cm" svg:height="12.34cm" svg:x="3.214cm" svg:y="5.283cm" presentation:class="outline" presentation:user-transformed="true">
          <draw:text-box>
            <text:list text:style-name="L4">
              <text:list-item>
                <text:p text:style-name="P12"><text:span text:style-name="T8">表達姿勢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9">若不善於走動則固定一側但不擋住視線</text:span></text:p>
                  </text:list-item>
                  <text:list-item>
                    <text:p text:style-name="P13"><text:span text:style-name="T9">身體與手勢穩定，五指保持自然狀態</text:span></text:p>
                  </text:list-item>
                  <text:list-item>
                    <text:p text:style-name="P13"><text:span text:style-name="T9">遠近交替眼神接觸，謹慎處理暗號</text:span></text:p>
                  </text:list-item>
                  <text:list-item>
                    <text:p text:style-name="P13"><text:span text:style-name="T9">指示器動作穩定，不要畫圈或在螢幕上亂動</text:span></text:p>
                  </text:list-item>
                </text:list>
              </text:list-item>
            </text:list>
            <text:list text:style-name="L4">
              <text:list-item>
                <text:p text:style-name="P12"><text:span text:style-name="T8">表達語言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9">與聽眾打招呼並自我介紹，破題要簡潔有力</text:span></text:p>
                  </text:list-item>
                  <text:list-item>
                    <text:p text:style-name="P13"><text:span text:style-name="T9">句子多用正向直述句，日常用語不要中外夾雜</text:span></text:p>
                  </text:list-item>
                  <text:list-item>
                    <text:p text:style-name="P13"><text:span text:style-name="T9">適當使用術語，部分術語可用原文</text:span></text:p>
                  </text:list-item>
                  <text:list-item>
                    <text:p text:style-name="P13"><text:span text:style-name="T9">穿插若干故事以緩和並保持注意力</text:span></text:p>
                  </text:list-item>
                  <text:list-item>
                    <text:p text:style-name="P13"><text:span text:style-name="T9">語氣清楚而不單調，不要貶低自己的簡報</text:span></text:p>
                  </text:list-item>
                  <text:list-item>
                    <text:p text:style-name="P13"><text:span text:style-name="T9">保持微笑，避免有爭議性質或過多的笑話</text:span></text:p>
                  </text:list-item>
                  <text:list-item>
                    <text:p text:style-name="P13"><text:span text:style-name="T9">控制口頭禪與語助詞的使用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583cm" svg:height="10.335cm" svg:x="3.146cm" svg:y="2.066cm" draw:page-number="10" presentation:class="page"/>
          <draw:frame presentation:style-name="pr5" draw:text-style-name="P10" draw:layer="layout" svg:width="15.1cm" svg:height="12.403cm" svg:x="1.888cm" svg:y="13.095cm" presentation:class="notes" presentation:placeholder="true">
            <draw:text-box/>
          </draw:frame>
        </presentation:notes>
      </draw:page>
      <draw:page draw:name="結束收尾" draw:style-name="dp3" draw:master-page-name="資訊大未來" presentation:presentation-page-layout-name="AL3T1">
        <draw:frame presentation:style-name="pr3" draw:text-style-name="P8" draw:layer="layout" svg:width="23.8cm" svg:height="1.677cm" svg:x="1cm" svg:y="1.458cm" presentation:class="title">
          <draw:text-box>
            <text:p text:style-name="P7"><text:span text:style-name="T5">結束收尾</text:span></text:p>
          </draw:text-box>
        </draw:frame>
        <draw:frame presentation:style-name="pr12" draw:text-style-name="P14" draw:layer="layout" svg:width="19.737cm" svg:height="11.317cm" svg:x="3.214cm" svg:y="5.283cm" presentation:class="outline" presentation:user-transformed="true">
          <draw:text-box>
            <text:list text:style-name="L4">
              <text:list-item>
                <text:p text:style-name="P12"><text:span text:style-name="T8">問題討論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9">簡報中已暗示可以繼續探討的題目</text:span></text:p>
                  </text:list-item>
                  <text:list-item>
                    <text:p text:style-name="P13"><text:span text:style-name="T9">掃視一次所有聽眾以誘發提問</text:span></text:p>
                  </text:list-item>
                  <text:list-item>
                    <text:p text:style-name="P13"><text:span text:style-name="T9">畫面上的錯誤要筆記下來以便修改</text:span></text:p>
                  </text:list-item>
                  <text:list-item>
                    <text:p text:style-name="P13"><text:span text:style-name="T9">犯錯時不要強辯，不要與聽眾爭執</text:span></text:p>
                  </text:list-item>
                  <text:list-item>
                    <text:p text:style-name="P13"><text:span text:style-name="T9">注意時間，不要太深入單一問題</text:span></text:p>
                  </text:list-item>
                  <text:list-item>
                    <text:p text:style-name="P13"><text:span text:style-name="T9">無人提問則誠懇致謝後結束</text:span></text:p>
                  </text:list-item>
                </text:list>
              </text:list-item>
            </text:list>
            <text:list text:style-name="L4">
              <text:list-item>
                <text:p text:style-name="P12"><text:span text:style-name="T8">檔案提供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9">給內部人員應包含原始</text:span><text:span text:style-name="T9">ODP</text:span><text:span text:style-name="T9">簡報與實作程式</text:span></text:p>
                  </text:list-item>
                  <text:list-item>
                    <text:p text:style-name="P13"><text:span text:style-name="T9">給外部人員可先匯出為</text:span><text:span text:style-name="T9">PDF</text:span><text:span text:style-name="T9">格式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583cm" svg:height="10.335cm" svg:x="3.146cm" svg:y="2.066cm" draw:page-number="11" presentation:class="page"/>
          <draw:frame presentation:style-name="pr5" draw:text-style-name="P10" draw:layer="layout" svg:width="15.1cm" svg:height="12.403cm" svg:x="1.888cm" svg:y="13.095cm" presentation:class="notes" presentation:placeholder="true">
            <draw:text-box/>
          </draw:frame>
        </presentation:notes>
      </draw:page>
      <draw:page draw:name="成功演出" draw:style-name="dp3" draw:master-page-name="資訊大未來" presentation:presentation-page-layout-name="AL2T19">
        <draw:custom-shape draw:style-name="gr8" draw:text-style-name="P9" draw:layer="layout" svg:width="9.517cm" svg:height="7.819cm" svg:x="7.942cm" svg:y="7.674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presentation:style-name="pr3" draw:text-style-name="P8" draw:layer="layout" svg:width="23.8cm" svg:height="1.677cm" svg:x="1cm" svg:y="1.458cm" presentation:class="title">
          <draw:text-box>
            <text:p text:style-name="P7"><text:span text:style-name="T5">成功演出</text:span></text:p>
          </draw:text-box>
        </draw:frame>
        <draw:frame draw:style-name="gr9" draw:text-style-name="P18" draw:layer="layout" svg:width="5.006cm" svg:height="2.025cm" svg:x="10.568cm" svg:y="11.463cm">
          <draw:text-box>
            <text:p text:style-name="P17"><text:span text:style-name="T13">自信</text:span></text:p>
          </draw:text-box>
        </draw:frame>
        <draw:frame draw:style-name="gr9" draw:text-style-name="P20" draw:layer="layout" svg:width="5.074cm" svg:height="2.025cm" svg:x="3.968cm" svg:y="15.447cm">
          <draw:text-box>
            <text:p text:style-name="P19"><text:span text:style-name="T14">結構</text:span></text:p>
          </draw:text-box>
        </draw:frame>
        <draw:frame draw:style-name="gr9" draw:text-style-name="P20" draw:layer="layout" svg:width="5.047cm" svg:height="2.025cm" svg:x="17.459cm" svg:y="15.447cm">
          <draw:text-box>
            <text:p text:style-name="P19"><text:span text:style-name="T14">發想</text:span></text:p>
          </draw:text-box>
        </draw:frame>
        <draw:frame draw:style-name="gr9" draw:text-style-name="P20" draw:layer="layout" svg:width="4.874cm" svg:height="2.025cm" svg:x="10.666cm" svg:y="5.605cm">
          <draw:text-box>
            <text:p text:style-name="P19"><text:span text:style-name="T14">練習</text:span></text:p>
          </draw:text-box>
        </draw:frame>
        <presentation:notes draw:style-name="dp2">
          <draw:page-thumbnail draw:style-name="gr4" draw:layer="layout" svg:width="12.583cm" svg:height="10.335cm" svg:x="3.146cm" svg:y="2.066cm" draw:page-number="12" presentation:class="page"/>
          <draw:frame presentation:style-name="pr4" draw:text-style-name="P10" draw:layer="layout" svg:width="13.846cm" svg:height="12.411cm" svg:x="2.518cm" svg:y="13.096cm" presentation:class="notes" presentation:placeholder="true" presentation:user-transformed="true">
            <draw:text-box/>
          </draw:frame>
        </presentation:notes>
      </draw:page>
      <draw:page draw:name="後記" draw:style-name="dp3" draw:master-page-name="資訊大未來" presentation:presentation-page-layout-name="AL3T1">
        <draw:frame presentation:style-name="pr3" draw:text-style-name="P8" draw:layer="layout" svg:width="23.8cm" svg:height="1.677cm" svg:x="1cm" svg:y="1.458cm" presentation:class="title">
          <draw:text-box>
            <text:p text:style-name="P7"><text:span text:style-name="T5">後記</text:span></text:p>
          </draw:text-box>
        </draw:frame>
        <draw:frame presentation:style-name="pr13" draw:text-style-name="P14" draw:layer="layout" svg:width="19.737cm" svg:height="11.317cm" svg:x="3.214cm" svg:y="5.283cm" presentation:class="outline" presentation:user-transformed="true">
          <draw:text-box>
            <text:list text:style-name="L4">
              <text:list-item>
                <text:p text:style-name="P12"><text:span text:style-name="T8">投影片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9">製作投影片就像學習書法時的描紅</text:span></text:p>
                  </text:list-item>
                  <text:list-item>
                    <text:p text:style-name="P13"><text:span text:style-name="T9">手中有簡報是為了達到心中有簡報的過程</text:span></text:p>
                  </text:list-item>
                  <text:list-item>
                    <text:p text:style-name="P13"><text:span text:style-name="T15">只帶一支白板筆上臺才是目標</text:span></text:p>
                  </text:list-item>
                  <text:list-item>
                    <text:p text:style-name="P13"><text:span text:style-name="T15">多媒體是用來補充口述與繪圖不足的部分</text:span></text:p>
                  </text:list-item>
                </text:list>
              </text:list-item>
            </text:list>
            <text:list text:style-name="L4">
              <text:list-item>
                <text:p text:style-name="P12"><text:span text:style-name="T8">預期成效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15">主要是增進講者的認知與表達</text:span></text:p>
                  </text:list-item>
                  <text:list-item>
                    <text:p text:style-name="P13"><text:span text:style-name="T15">次要才是激發聽眾的興趣</text:span></text:p>
                  </text:list-item>
                  <text:list-item>
                    <text:p text:style-name="P13"><text:span text:style-name="T15">不要將傳達知識給聽眾做為預期的成效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583cm" svg:height="10.335cm" svg:x="3.146cm" svg:y="2.066cm" draw:page-number="13" presentation:class="page"/>
          <draw:frame presentation:style-name="pr5" draw:text-style-name="P10" draw:layer="layout" svg:width="15.1cm" svg:height="12.403cm" svg:x="1.888cm" svg:y="13.095cm" presentation:class="notes" presentation:placeholder="true">
            <draw:text-box/>
          </draw:frame>
        </presentation:notes>
      </draw:page>
      <draw:page draw:name="謝謝各位" draw:style-name="dp1" draw:master-page-name="資訊大未來1" presentation:presentation-page-layout-name="AL1T0">
        <draw:frame presentation:style-name="pr14" draw:text-style-name="P21" draw:layer="layout" svg:width="7.708cm" svg:height="7.779cm" svg:x="4.58cm" svg:y="2.144cm" presentation:class="title" presentation:user-transformed="true">
          <draw:text-box>
            <text:p text:style-name="P7"><text:span text:style-name="T16">謝謝各位</text:span><text:span text:style-name="T16"><text:line-break/></text:span><text:span text:style-name="T16"><text:line-break/></text:span><text:span text:style-name="T16">敬請指教</text:span></text:p>
          </draw:text-box>
        </draw:frame>
        <draw:custom-shape draw:style-name="gr2" draw:text-style-name="P23" draw:layer="layout" svg:width="11.4cm" svg:height="0.896cm" svg:x="13.288cm" svg:y="18.056cm">
          <text:p text:style-name="P22"><text:span text:style-name="T17">簡報模板：資訊未來大自由</text:span><text:span text:style-name="T17">(</text:span><text:span text:style-name="T17">孫賜萍</text:span><text:span text:style-name="T17">)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586cm" svg:height="10.338cm" svg:x="3.146cm" svg:y="2.094cm" draw:page-number="14" presentation:class="page"/>
          <draw:frame presentation:style-name="pr15" draw:text-style-name="P7" draw:layer="layout" svg:width="15.103cm" svg:height="12.405cm" svg:x="1.888cm" svg:y="13.09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全字庫正楷體2" svg:font-family="全字庫正楷體" style:font-pitch="fixed"/>
    <style:font-face style:name="全字庫正楷體3" svg:font-family="全字庫正楷體" style:font-adornments="標準" style:font-pitch="fixed"/>
    <style:font-face style:name="方正楷體3" svg:font-family="方正楷體" style:font-pitch="fixed"/>
    <style:font-face style:name="標楷體8" svg:font-family="標楷體" style:font-adornments="標準" style:font-pitch="fixed"/>
    <style:font-face style:name="AR PL Mingti2L Big52" svg:font-family="'AR PL Mingti2L Big5'" style:font-family-generic="modern" style:font-pitch="fixed"/>
    <style:font-face style:name="Luxi Mono2" svg:font-family="'Luxi Mono'" style:font-family-generic="modern" style:font-pitch="fixed"/>
    <style:font-face style:name="Liberation Serif2" svg:font-family="'Liberation Serif'" style:font-family-generic="roman" style:font-pitch="fixed"/>
    <style:font-face style:name="標楷體7" svg:font-family="標楷體" style:font-family-generic="roman" style:font-pitch="fixed"/>
    <style:font-face style:name="方正楷體2" svg:font-family="方正楷體" style:font-family-generic="script" style:font-pitch="fixed"/>
    <style:font-face style:name="標楷體1" svg:font-family="標楷體" style:font-family-generic="script" style:font-pitch="fixed"/>
    <style:font-face style:name="標楷體4" svg:font-family="標楷體" style:font-adornments="標準" style:font-family-generic="script" style:font-pitch="fixed"/>
    <style:font-face style:name="AR PL Mingti2L Big5" svg:font-family="'AR PL Mingti2L Big5'" style:font-pitch="variable"/>
    <style:font-face style:name="AR PL UMing TW2" svg:font-family="'AR PL UMing TW'" style:font-pitch="variable"/>
    <style:font-face style:name="Arial3" svg:font-family="Arial" style:font-pitch="variable"/>
    <style:font-face style:name="Lohit Devanagari1" svg:font-family="'Lohit Devanagari'" style:font-pitch="variable"/>
    <style:font-face style:name="MingLiU" svg:font-family="MingLiU" style:font-pitch="variable"/>
    <style:font-face style:name="TW Sung" svg:font-family="'TW Sung'" style:font-pitch="variable"/>
    <style:font-face style:name="Tahoma" svg:font-family="Tahoma" style:font-pitch="variable"/>
    <style:font-face style:name="Times New Roman1" svg:font-family="'Times New Roman'" style:font-pitch="variable"/>
    <style:font-face style:name="全字庫正宋體1" svg:font-family="全字庫正宋體" style:font-pitch="variable"/>
    <style:font-face style:name="全字庫正楷體1" svg:font-family="全字庫正楷體" style:font-pitch="variable"/>
    <style:font-face style:name="全字庫正楷體4" svg:font-family="全字庫正楷體" style:font-adornments="標準" style:font-pitch="variable"/>
    <style:font-face style:name="方正明體" svg:font-family="方正明體" style:font-pitch="variable"/>
    <style:font-face style:name="方正楷體4" svg:font-family="方正楷體" style:font-pitch="variable"/>
    <style:font-face style:name="標楷體3" svg:font-family="標楷體" style:font-pitch="variable"/>
    <style:font-face style:name="標楷體5" svg:font-family="標楷體" style:font-adornments="標準" style:font-pitch="variable"/>
    <style:font-face style:name="開放黑體" svg:font-family="開放黑體" style:font-pitch="variable"/>
    <style:font-face style:name="AR PL Mingti2L Big51" svg:font-family="'AR PL Mingti2L Big5'" style:font-family-generic="modern" style:font-pitch="variable"/>
    <style:font-face style:name="Luxi Mono1" svg:font-family="'Luxi Mono'" style:font-family-generic="modern" style:font-pitch="variable"/>
    <style:font-face style:name="Arial2" svg:font-family="Arial" style:font-family-generic="roman" style:font-pitch="variable"/>
    <style:font-face style:name="Arial4" svg:font-family="Arial" style:font-adornments="粗體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粗體" style:font-family-generic="roman" style:font-pitch="variable"/>
    <style:font-face style:name="Luxi Mono" svg:font-family="'Luxi Mono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全字庫正宋體" svg:font-family="全字庫正宋體" style:font-family-generic="roman" style:font-pitch="variable"/>
    <style:font-face style:name="全字庫正楷體" svg:font-family="全字庫正楷體" style:font-family-generic="roman" style:font-pitch="variable"/>
    <style:font-face style:name="方正楷體" svg:font-family="方正楷體" style:font-family-generic="roman" style:font-pitch="variable"/>
    <style:font-face style:name="標楷體2" svg:font-family="標楷體" style:font-family-generic="roman" style:font-pitch="variable"/>
    <style:font-face style:name="AR PL UMing TW1" svg:font-family="'AR PL UMing TW'" style:font-family-generic="script" style:font-pitch="variable"/>
    <style:font-face style:name="Liberation Sans2" svg:font-family="'Liberation Sans'" style:font-family-generic="script" style:font-pitch="variable"/>
    <style:font-face style:name="方正楷體1" svg:font-family="方正楷體" style:font-family-generic="script" style:font-pitch="variable"/>
    <style:font-face style:name="標楷體" svg:font-family="標楷體" style:font-family-generic="script" style:font-pitch="variable"/>
    <style:font-face style:name="標楷體6" svg:font-family="標楷體" style:font-adornments="標準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粗體" style:font-family-generic="swiss" style:font-pitch="variable"/>
    <style:font-face style:name="Liberation Sans1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gradient draw:name="彩色圖案_20_a3" draw:display-name="彩色圖案 a3" draw:style="linear" draw:start-color="#005b96" draw:end-color="#4fc9f5" draw:start-intensity="100%" draw:end-intensity="100%" draw:angle="0" draw:border="0%"/>
    <draw:gradient draw:name="彩色圖案_20_a5" draw:display-name="彩色圖案 a5" draw:style="linear" draw:start-color="#4fc9f5" draw:end-color="#ffffff" draw:start-intensity="100%" draw:end-intensity="100%" draw:angle="0" draw:border="0%"/>
    <draw:gradient draw:name="彩色圖案_20_a6" draw:display-name="彩色圖案 a6" draw:style="linear" draw:start-color="#005b96" draw:end-color="#000000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3" draw:display-name="Bitmape 3" xlink:href="Pictures/10000000000000200000002000309F1C.png" xlink:type="simple" xlink:show="embed" xlink:actuate="onLoad"/>
    <draw:marker draw:name="Arrow" svg:viewBox="0 0 20 30" svg:d="M10 0l-10 30h20z"/>
    <draw:stroke-dash draw:name="Dashed_20__28_var_29__20_10" draw:display-name="Dashed (var) 10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AR PL Mingti2L Big5" style:font-size-asian="24pt" style:language-asian="zh" style:country-asian="TW" style:font-name-complex="AR PL Mingti2L Big5" style:font-size-complex="24pt" style:language-complex="zxx" style:country-complex="none"/>
    </style:default-style>
    <style:style style:name="standard" style:family="graphic">
      <style:graphic-properties draw:stroke="solid" draw:stroke-dash="Dashed_20__28_var_29__20_10" svg:stroke-width="0cm" svg:stroke-color="#000000" draw:marker-start-width="0.3cm" draw:marker-start-center="false" draw:marker-end-width="0.3cm" draw:marker-end-center="false" draw:fill="none" draw:fill-color="#000000" draw:fill-gradient-name="Gradient_20_7" draw:fill-hatch-name="Hatch_20_91" draw:fill-image-name="Bitmape_20_3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 PL Mingti2L Big5" style:font-family-asian="'AR PL Mingti2L Big5'" style:font-pitch-asian="variable" style:font-size-asian="24pt" style:font-style-asian="normal" style:font-weight-asian="normal" style:font-name-complex="AR PL Mingti2L Big5" style:font-family-complex="'AR PL Mingti2L Big5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zxx" fo:country="none" style:language-asian="zxx" style:country-asian="none" style:font-size-complex="21.2000007629395pt"/>
    </style:style>
    <style:style style:name="Preformatted_20_Text" style:display-name="Preformatted Text" style:family="graphic">
      <style:paragraph-properties style:text-autospace="none"/>
      <style:text-properties style:font-name="Luxi Mono2" fo:font-family="'Luxi Mono'" style:font-family-generic="modern" style:font-pitch="fixed" fo:font-size="17.7000007629395pt" fo:language="zxx" fo:country="none" style:font-name-asian="AR PL Mingti2L Big52" style:font-family-asian="'AR PL Mingti2L Big5'" style:font-family-generic-asian="modern" style:font-pitch-asian="fixed" style:language-asian="zxx" style:country-asian="none" style:font-name-complex="AR PL Mingti2L Big52" style:font-family-complex="'AR PL Mingti2L Big5'" style:font-family-generic-complex="modern" style:font-pitch-complex="fixed" style:font-size-complex="17.7000007629395pt"/>
    </style:style>
    <style:style style:name="資訊大未來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大未來-backgroundobjects" style:family="presentation">
      <style:graphic-properties draw:shadow="hidden" draw:shadow-offset-x="0.3cm" draw:shadow-offset-y="0.3cm" draw:shadow-color="#808080">
        <text:list-style style:name="資訊大未來-backgroundobjects">
          <text:list-level-style-bullet text:level="1" text:bullet-char="•">
            <style:list-level-properties/>
            <style:text-properties style:font-name="Arial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name-complex="方正明體" style:font-family-complex="方正明體" style:font-pitch-complex="variable" style:font-size-complex="18pt" style:font-relief="none"/>
    </style:style>
    <style:style style:name="資訊大未來-notes" style:family="presentation">
      <style:graphic-properties draw:stroke="none" draw:fill="none">
        <text:list-style style:name="資訊大未來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6.1000003814697pt" fo:font-style="normal" fo:text-shadow="none" style:text-underline-style="none" fo:font-weight="normal" style:font-name-asian="方正明體" style:font-family-asian="方正明體" style:font-pitch-asian="variable" style:font-size-asian="26.1000003814697pt" style:font-style-asian="normal" style:font-weight-asian="normal" style:font-name-complex="Tahoma" style:font-family-complex="Tahoma" style:font-pitch-complex="variable" style:font-size-complex="26.1000003814697pt" style:font-style-complex="normal" style:font-weight-complex="normal" style:text-emphasize="none" style:font-relief="none"/>
    </style:style>
    <style:style style:name="資訊大未來-outline1" style:family="presentation">
      <style:graphic-properties draw:stroke="none" draw:fill="none">
        <text:list-style style:name="資訊大未來-outline1">
          <text:list-level-style-bullet text:level="1" text:bullet-char="">
            <style:list-level-properties text:min-label-width="0.948cm"/>
            <style:text-properties fo:font-family="StarSymbol" style:font-charset="x-symbol" fo:color="#000080" fo:font-size="75%"/>
          </text:list-level-style-bullet>
          <text:list-level-style-bullet text:level="2" text:bullet-char="">
            <style:list-level-properties text:space-before="1.27cm" text:min-label-width="0.789cm"/>
            <style:text-properties fo:font-family="StarSymbol" style:font-charset="x-symbol" fo:color="#808080" fo:font-size="50%"/>
          </text:list-level-style-bullet>
          <text:list-level-style-bullet text:level="3" text:bullet-char="–">
            <style:list-level-properties text:space-before="2.54cm" text:min-label-width="0.635cm"/>
            <style:text-properties fo:font-family="Verdana" style:font-style-name="Regular" style:font-family-generic="swiss" style:font-pitch="variable" fo:color="#044766" fo:font-size="9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style-name="Regular" style:font-family-generic="swiss" style:font-pitch="variable" fo:color="#808080" fo:font-size="50%"/>
          </text:list-level-style-bullet>
          <text:list-level-style-bullet text:level="5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6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7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8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9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56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77fb7" style:text-outline="false" style:text-line-through-style="none" style:text-line-through-type="none" style:text-position="0% 100%" style:font-name="全字庫正宋體1" fo:font-family="全字庫正宋體" style:font-pitch="variable" fo:font-size="32pt" fo:font-style="normal" fo:text-shadow="none" style:text-underline-style="none" fo:font-weight="bold" style:font-name-asian="全字庫正宋體1" style:font-family-asian="全字庫正宋體" style:font-pitch-asian="variable" style:font-size-asian="32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大未來-outline2" style:family="presentation" style:parent-style-name="資訊大未來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666666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bold" style:font-name-asian="標楷體1" style:font-family-asian="標楷體" style:font-family-generic-asian="script" style:font-pitch-asian="fixed" style:font-size-asian="32pt" style:font-weight-asian="bold" style:font-name-complex="方正明體" style:font-family-complex="方正明體" style:font-pitch-complex="variable" style:font-size-complex="18pt" style:font-relief="none"/>
    </style:style>
    <style:style style:name="資訊大未來-outline3" style:family="presentation" style:parent-style-name="資訊大未來-outline2">
      <style:paragraph-properties fo:margin-left="3.174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44766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大未來-outline4" style:family="presentation" style:parent-style-name="資訊大未來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大未來-outline5" style:family="presentation" style:parent-style-name="資訊大未來-outline4">
      <style:paragraph-properties fo:margin-left="5.714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大未來-outline6" style:family="presentation" style:parent-style-name="資訊大未來-outline5">
      <style:paragraph-properties fo:margin-left="5.714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大未來-outline7" style:family="presentation" style:parent-style-name="資訊大未來-outline6">
      <style:paragraph-properties fo:margin-left="5.714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大未來-outline8" style:family="presentation" style:parent-style-name="資訊大未來-outline7">
      <style:paragraph-properties fo:margin-left="5.714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大未來-outline9" style:family="presentation" style:parent-style-name="資訊大未來-outline8">
      <style:paragraph-properties fo:margin-left="5.714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大未來-subtitle" style:family="presentation">
      <style:graphic-properties draw:stroke="none" draw:fill="none" draw:textarea-vertical-align="middle">
        <text:list-style style:name="資訊大未來-subtitle">
          <text:list-level-style-bullet text:level="1" text:bullet-char="•">
            <style:list-level-properties/>
            <style:text-properties style:font-name="Arial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大未來-title" style:family="presentation">
      <style:graphic-properties draw:stroke="none" draw:fill="none" draw:textarea-vertical-align="middle">
        <text:list-style style:name="資訊大未來-title">
          <text:list-level-style-bullet text:level="1" text:bullet-char="•">
            <style:list-level-properties/>
            <style:text-properties style:font-name="Arial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全字庫正楷體1" fo:font-family="全字庫正楷體" style:font-pitch="variable" fo:font-size="43.4000015258789pt" fo:font-style="normal" fo:text-shadow="1pt 1pt" style:text-underline-style="none" fo:font-weight="bold" style:font-name-asian="全字庫正楷體1" style:font-family-asian="全字庫正楷體" style:font-pitch-asian="variable" style:font-size-asian="40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大未來2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大未來2-backgroundobjects" style:family="presentation">
      <style:graphic-properties draw:shadow="hidden" draw:shadow-offset-x="0.3cm" draw:shadow-offset-y="0.3cm" draw:shadow-color="#808080"/>
    </style:style>
    <style:style style:name="資訊大未來2-notes" style:family="presentation">
      <style:graphic-properties draw:stroke="none" draw:fill="none">
        <text:list-style style:name="資訊大未來2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6.1000003814697pt" fo:font-style="normal" fo:text-shadow="none" style:text-underline-style="none" fo:font-weight="normal" style:font-name-asian="方正明體" style:font-family-asian="方正明體" style:font-pitch-asian="variable" style:font-size-asian="26.1000003814697pt" style:font-style-asian="normal" style:font-weight-asian="normal" style:font-name-complex="Tahoma" style:font-family-complex="Tahoma" style:font-pitch-complex="variable" style:font-size-complex="26.1000003814697pt" style:font-style-complex="normal" style:font-weight-complex="normal" style:text-emphasize="none" style:font-relief="none"/>
    </style:style>
    <style:style style:name="資訊大未來2-outline1" style:family="presentation">
      <style:graphic-properties draw:stroke="none" draw:fill="none">
        <text:list-style style:name="資訊大未來2-outline1">
          <text:list-level-style-bullet text:level="1" text:bullet-char="•">
            <style:list-level-properties text:min-label-width="0.948cm"/>
            <style:text-properties style:font-name="Arial" fo:color="#ffffff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Arial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7cm" fo:margin-right="0cm" fo:margin-top="0.158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80" style:text-outline="false" style:text-line-through-style="none" style:text-line-through-type="none" style:text-position="0% 100%" style:font-name="標楷體1" fo:font-family="標楷體" style:font-family-generic="script" style:font-pitch="fixed" fo:font-size="18pt" fo:font-style="normal" fo:text-shadow="none" style:text-underline-style="none" fo:font-weight="normal" style:font-name-asian="標楷體1" style:font-family-asian="標楷體" style:font-family-generic-asian="script" style:font-pitch-asian="fixed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大未來2-outline2" style:family="presentation" style:parent-style-name="資訊大未來2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大未來2-outline3" style:family="presentation" style:parent-style-name="資訊大未來2-outline2">
      <style:paragraph-properties fo:margin-left="3.174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大未來2-outline4" style:family="presentation" style:parent-style-name="資訊大未來2-outline3">
      <style:paragraph-properties fo:margin-left="4.444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大未來2-outline5" style:family="presentation" style:parent-style-name="資訊大未來2-outline4">
      <style:paragraph-properties fo:margin-left="5.714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大未來2-outline6" style:family="presentation" style:parent-style-name="資訊大未來2-outline5">
      <style:paragraph-properties fo:margin-left="5.714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大未來2-outline7" style:family="presentation" style:parent-style-name="資訊大未來2-outline6">
      <style:paragraph-properties fo:margin-left="5.714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大未來2-outline8" style:family="presentation" style:parent-style-name="資訊大未來2-outline7">
      <style:paragraph-properties fo:margin-left="5.714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大未來2-outline9" style:family="presentation" style:parent-style-name="資訊大未來2-outline8">
      <style:paragraph-properties fo:margin-left="5.714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Arial3" fo:font-family="Arial" style:font-pitch="variable" fo:font-size="16pt" fo:font-style="normal" fo:text-shadow="none" style:text-underline-style="none" fo:font-weight="normal" style:font-name-asian="方正明體" style:font-family-asian="方正明體" style:font-pitch-asian="variable" style:font-size-asian="16pt" style:font-name-complex="方正明體" style:font-family-complex="方正明體" style:font-pitch-complex="variable" style:font-size-complex="16pt" style:font-relief="none"/>
    </style:style>
    <style:style style:name="資訊大未來2-subtitle" style:family="presentation">
      <style:graphic-properties draw:stroke="none" draw:fill="none" draw:textarea-vertical-align="middle">
        <text:list-style style:name="資訊大未來2-subtitle">
          <text:list-level-style-bullet text:level="1" text:bullet-char="•">
            <style:list-level-properties/>
            <style:text-properties style:font-name="Arial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大未來2-title" style:family="presentation">
      <style:graphic-properties draw:stroke="none" draw:fill="none" draw:textarea-vertical-align="middle">
        <text:list-style style:name="資訊大未來2-title">
          <text:list-level-style-bullet text:level="1" text:bullet-char="•">
            <style:list-level-properties/>
            <style:text-properties style:font-name="Arial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方正楷體2" fo:font-family="方正楷體" style:font-family-generic="script" style:font-pitch="fixed" fo:font-size="52.0999984741211pt" fo:font-style="normal" fo:text-shadow="none" style:text-underline-style="none" fo:font-weight="bold" style:font-name-asian="方正楷體2" style:font-family-asian="方正楷體" style:font-family-generic-asian="script" style:font-pitch-asian="fixed" style:font-size-asian="48pt" style:font-style-asian="normal" style:font-weight-asian="normal" style:font-name-complex="方正楷體2" style:font-family-complex="方正楷體" style:font-family-generic-complex="script" style:font-pitch-complex="fixed" style:font-size-complex="60pt" style:font-style-complex="normal" style:font-weight-complex="normal" style:text-emphasize="none" style:font-relief="none"/>
    </style:style>
    <style:style style:name="資訊大未來1-background" style:family="presentation">
      <style:graphic-properties draw:stroke="none" draw:fill="solid" draw:fill-color="#000000" draw:fill-image-width="0cm" draw:fill-image-height="0cm"/>
    </style:style>
    <style:style style:name="資訊大未來1-backgroundobjects" style:family="presentation">
      <style:graphic-properties draw:shadow="hidden" draw:shadow-offset-x="0.3cm" draw:shadow-offset-y="0.3cm" draw:shadow-color="#808080"/>
    </style:style>
    <style:style style:name="資訊大未來1-notes" style:family="presentation">
      <style:graphic-properties draw:stroke="none" draw:fill="none">
        <text:list-style style:name="資訊大未來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6.1000003814697pt" fo:font-style="normal" fo:text-shadow="none" style:text-underline-style="none" fo:font-weight="normal" style:font-name-asian="MingLiU" style:font-family-asian="MingLiU" style:font-pitch-asian="variable" style:font-size-asian="26.1000003814697pt" style:font-style-asian="normal" style:font-weight-asian="normal" style:font-name-complex="Tahoma" style:font-family-complex="Tahoma" style:font-pitch-complex="variable" style:font-size-complex="26.1000003814697pt" style:font-style-complex="normal" style:font-weight-complex="normal" style:text-emphasize="none" style:font-relief="none"/>
    </style:style>
    <style:style style:name="資訊大未來1-outline1" style:family="presentation">
      <style:graphic-properties draw:stroke="none" draw:fill="none">
        <text:list-style style:name="資訊大未來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9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font-name-asian="標楷體4" style:font-family-asian="標楷體" style:font-style-name-asian="標準" style:font-family-generic-asian="script" style:font-pitch-asian="fixed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大未來1-outline2" style:family="presentation" style:parent-style-name="資訊大未來1-outline1">
      <style:paragraph-properties fo:margin-left="2.399cm" fo:margin-right="0cm" fo:margin-top="0cm" fo:margin-bottom="0.4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大未來1-outline3" style:family="presentation" style:parent-style-name="資訊大未來1-outline2">
      <style:paragraph-properties fo:margin-left="3.599cm" fo:margin-right="0cm" fo:margin-top="0cm" fo:margin-bottom="0.3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大未來1-outline4" style:family="presentation" style:parent-style-name="資訊大未來1-outline3">
      <style:paragraph-properties fo:margin-left="4.799cm" fo:margin-right="0cm" fo:margin-top="0cm" fo:margin-bottom="0.2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大未來1-outline5" style:family="presentation" style:parent-style-name="資訊大未來1-outline4">
      <style:paragraph-properties fo:margin-left="5.999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大未來1-outline6" style:family="presentation" style:parent-style-name="資訊大未來1-outline5">
      <style:paragraph-properties fo:margin-left="7.199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大未來1-outline7" style:family="presentation" style:parent-style-name="資訊大未來1-outline6">
      <style:paragraph-properties fo:margin-left="8.4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大未來1-outline8" style:family="presentation" style:parent-style-name="資訊大未來1-outline7">
      <style:paragraph-properties fo:margin-left="9.599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大未來1-outline9" style:family="presentation" style:parent-style-name="資訊大未來1-outline8">
      <style:paragraph-properties fo:margin-left="10.799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大未來1-subtitle" style:family="presentation">
      <style:graphic-properties draw:stroke="none" draw:fill="none" draw:textarea-vertical-align="middle">
        <text:list-style style:name="資訊大未來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font-name-asian="MingLiU" style:font-family-asian="MingLiU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大未來1-title" style:family="presentation">
      <style:graphic-properties draw:stroke="none" draw:fill="none" draw:textarea-vertical-align="middle">
        <text:list-style style:name="資訊大未來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47.7999992370606pt" fo:font-style="normal" fo:text-shadow="none" style:text-underline-style="none" fo:font-weight="normal" style:font-name-asian="標楷體4" style:font-family-asian="標楷體" style:font-style-name-asian="標準" style:font-family-generic-asian="script" style:font-pitch-asian="fixed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3">
      <presentation:placeholder presentation:object="handout" svg:x="2.057cm" svg:y="1.743cm" svg:width="10.555cm" svg:height="3.507cm"/>
      <presentation:placeholder presentation:object="handout" svg:x="15.412cm" svg:y="1.743cm" svg:width="10.555cm" svg:height="3.507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5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8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8cm"/>
    </style:style>
    <style:style style:name="Mgr3" style:family="graphic" style:parent-style-name="standard">
      <style:graphic-properties draw:stroke="none" draw:fill="gradient" draw:fill-color="#077fb7" draw:fill-gradient-name="彩色圖案_20_a3" draw:textarea-horizontal-align="left" draw:textarea-vertical-align="middle" draw:auto-grow-height="false" fo:min-height="3.739cm" fo:min-width="24.891cm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min-height="0cm" fo:min-width="24.9cm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solid" svg:stroke-width="0.053cm" svg:stroke-color="#ffffff" draw:stroke-linejoin="round" draw:fill="none" draw:fill-color="#ffffff" draw:textarea-horizontal-align="left" draw:textarea-vertical-align="middle" draw:auto-grow-height="false" fo:min-height="1.821cm" fo:min-width="0cm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solid" draw:fill-color="#c0c0c0" draw:textarea-horizontal-align="left" draw:textarea-vertical-align="middle" draw:auto-grow-height="false" fo:min-height="0.24cm" fo:min-width="24.891cm" fo:padding-top="0.13cm" fo:padding-bottom="0.13cm" fo:padding-left="0.25cm" fo:padding-right="0.25cm" fo:wrap-option="no-wrap" draw:shadow="hidden"/>
    </style:style>
    <style:style style:name="Mgr8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min-height="27.308cm" fo:min-width="18.378cm" fo:padding-top="0.13cm" fo:padding-bottom="0.13cm" fo:padding-left="0.25cm" fo:padding-right="0.25cm" fo:wrap-option="no-wrap" draw:shadow="hidden"/>
    </style:style>
    <style:style style:name="Mpr1" style:family="presentation" style:parent-style-name="資訊大未來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13.332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資訊大未來-backgroundobjects" style:list-style-name="ML3">
      <style:graphic-properties draw:stroke="none" draw:fill="none" draw:fill-color="#ffffff" draw:textarea-horizontal-align="right" draw:textarea-vertical-align="top" draw:auto-grow-height="false" draw:auto-grow-width="false" fo:min-height="1.321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資訊大未來-backgroundobjects">
      <style:graphic-properties draw:stroke="none" draw:fill="solid" draw:fill-color="#ffffff" draw:textarea-horizontal-align="center" draw:textarea-vertical-align="middle"/>
    </style:style>
    <style:style style:name="Mpr4" style:family="presentation" style:parent-style-name="資訊大未來-title">
      <style:graphic-properties draw:stroke="none" draw:fill="none" draw:fill-color="#ffffff" draw:textarea-horizontal-align="left" draw:textarea-vertical-align="middle" draw:auto-grow-height="false" draw:auto-grow-width="false" fo:min-height="1.678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資訊大未來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資訊大未來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資訊大未來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資訊大未來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9" style:family="presentation" style:parent-style-name="資訊大未來2-backgroundobjects">
      <style:graphic-properties draw:stroke="none" draw:fill="gradient" draw:fill-color="#b7e5fa" draw:fill-gradient-name="彩色圖案_20_a5" draw:textarea-horizontal-align="center" draw:textarea-vertical-align="middle"/>
    </style:style>
    <style:style style:name="Mpr10" style:family="presentation" style:parent-style-name="資訊大未來2-backgroundobjects">
      <style:graphic-properties draw:stroke="none" draw:fill="gradient" draw:fill-color="#b7e5fa" draw:fill-gradient-name="彩色圖案_20_a3" draw:textarea-horizontal-align="center" draw:textarea-vertical-align="middle"/>
    </style:style>
    <style:style style:name="Mpr11" style:family="presentation" style:parent-style-name="資訊大未來2-title">
      <style:graphic-properties draw:stroke="none" draw:fill="none" draw:fill-color="#ffffff" draw:textarea-horizontal-align="left" draw:textarea-vertical-align="middle" draw:auto-grow-height="false" draw:auto-grow-width="false" fo:min-height="5.696cm" fo:min-width="0cm" fo:padding-top="0.13cm" fo:padding-bottom="0.13cm" fo:padding-left="0.25cm" fo:padding-right="0.25cm" fo:wrap-option="wrap" draw:shadow="hidden" draw:shadow-color="#808080"/>
    </style:style>
    <style:style style:name="Mpr12" style:family="presentation" style:parent-style-name="資訊大未來2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6.862cm" fo:min-width="0cm" fo:padding-top="0cm" fo:padding-bottom="0cm" fo:padding-left="0cm" fo:padding-right="0cm" fo:wrap-option="wrap" draw:shadow="hidden" draw:shadow-color="#808080"/>
    </style:style>
    <style:style style:name="Mpr13" style:family="presentation" style:parent-style-name="資訊大未來2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14" style:family="presentation" style:parent-style-name="資訊大未來2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15" style:family="presentation" style:parent-style-name="資訊大未來2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16" style:family="presentation" style:parent-style-name="資訊大未來2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17" style:family="presentation" style:parent-style-name="資訊大未來1-backgroundobjects">
      <style:graphic-properties draw:stroke="none" draw:fill="gradient" draw:fill-gradient-name="彩色圖案_20_a6" draw:textarea-horizontal-align="center" draw:textarea-vertical-align="middle"/>
    </style:style>
    <style:style style:name="Mpr18" style:family="presentation" style:parent-style-name="資訊大未來1-title">
      <style:graphic-properties draw:fill-color="#ffffff" draw:auto-grow-height="false" fo:min-height="3.181cm"/>
    </style:style>
    <style:style style:name="Mpr19" style:family="presentation" style:parent-style-name="資訊大未來1-outline1">
      <style:graphic-properties draw:fill-color="#ffffff" draw:auto-grow-height="false" fo:min-height="12.573cm"/>
    </style:style>
    <style:style style:name="Mpr20" style:family="presentation" style:parent-style-name="資訊大未來1-backgroundobjects">
      <style:graphic-properties draw:stroke="none" draw:fill="none" draw:fill-color="#ffffff" draw:auto-grow-height="false" fo:min-height="1.314cm"/>
    </style:style>
    <style:style style:name="Mpr21" style:family="presentation" style:parent-style-name="資訊大未來1-backgroundobjects">
      <style:graphic-properties draw:stroke="none" draw:fill="none" draw:fill-color="#ffffff" draw:auto-grow-height="false" fo:min-height="1.27cm"/>
    </style:style>
    <style:style style:name="Mpr22" style:family="presentation" style:parent-style-name="資訊大未來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margin-left="0.948cm" fo:margin-right="0cm" fo:text-indent="-0.948cm"/>
    </style:style>
    <style:style style:name="MP7" style:family="paragraph">
      <style:paragraph-properties style:text-autospace="ideograph-alpha" style:writing-mode="lr-tb"/>
      <style:text-properties fo:hyphenate="false"/>
    </style:style>
    <style:style style:name="MP8" style:family="paragraph">
      <style:paragraph-properties fo:margin-left="0.948cm" fo:margin-right="0cm" fo:text-indent="0cm" style:writing-mode="lr-tb"/>
    </style:style>
    <style:style style:name="MP9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margin-left="0cm" fo:margin-right="0cm" fo:text-indent="0cm" style:writing-mode="lr-tb"/>
    </style:style>
    <style:style style:name="MP12" style:family="paragraph"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13" style:family="paragraph"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14" style:family="paragraph">
      <style:paragraph-properties fo:margin-left="1.2cm" fo:margin-right="0cm" fo:text-indent="-0.9cm"/>
    </style:style>
    <style:style style:name="MP15" style:family="paragraph">
      <style:paragraph-properties fo:line-height="100%" fo:text-align="start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6" style:family="paragraph">
      <style:paragraph-properties fo:margin-left="1.2cm" fo:margin-right="0cm" fo:text-indent="0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044766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fo:color="#999999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5" style:family="text">
      <style:text-properties fo:color="#ffffff" fo:font-size="14pt" fo:language="en" fo:country="GB" style:font-size-asian="14pt" style:font-size-complex="14pt"/>
    </style:style>
    <style:style style:name="MT6" style:family="text">
      <style:text-properties style:font-name="Times New Roman" fo:font-size="12pt" fo:language="en" fo:country="GB" style:font-size-asian="12pt" style:font-size-complex="12pt"/>
    </style:style>
    <style:style style:name="MT7" style:family="text">
      <style:text-properties fo:color="#000080" style:text-outline="false" style:text-line-through-style="none" style:text-line-through-type="none" style:text-position="0% 100%" style:font-name="標楷體1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16pt" style:language-asian="zh" style:country-asian="TW" style:font-style-asian="normal" style:font-weight-asian="normal" style:font-name-complex="方正明體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style:use-window-font-color="true" style:text-outline="false" style:text-line-through-style="none" style:text-line-through-type="none" style:text-position="0% 100%" style:font-name="Arial2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4" style:font-size-asian="32pt" style:language-asian="zh" style:country-asian="TW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style:font-name="Arial" fo:color="#ffffff" fo:font-size="100%"/>
      </text:list-level-style-bullet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ML4">
      <text:list-level-style-bullet text:level="1" text:bullet-char="•">
        <style:list-level-properties/>
        <style:text-properties style:font-name="Aria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ML6">
      <text:list-level-style-bullet text:level="1" text:bullet-char="•">
        <style:list-level-properties text:min-label-width="0.948cm"/>
        <style:text-properties style:font-name="Arial" fo:color="#ffffff" fo:font-size="100%"/>
      </text:list-level-style-bullet>
      <text:list-level-style-bullet text:level="2" text:bullet-char="–">
        <style:list-level-properties text:space-before="1.27cm" text:min-label-width="0.789cm"/>
        <style:text-properties style:font-name="Arial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948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3">
      <draw:frame draw:style-name="Mgr1" draw:text-style-name="MP2" draw:layer="backgroundobjects" svg:width="8.192cm" svg:height="1.377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192cm" svg:height="1.377cm" svg:x="10.687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192cm" svg:height="1.377cm" svg:x="0cm" svg:y="26.192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192cm" svg:height="1.377cm" svg:x="10.687cm" svg:y="26.192cm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14.541cm" svg:height="10.906cm" svg:x="2.169cm" svg:y="2.378cm" draw:page-number="1"/>
      <draw:page-thumbnail draw:layer="backgroundobjects" svg:width="14.541cm" svg:height="10.906cm" svg:x="2.169cm" svg:y="14.285cm"/>
    </style:handout-master>
    <style:master-page style:name="資訊大未來" style:page-layout-name="PM1" draw:style-name="Mdp1">
      <draw:custom-shape draw:style-name="Mgr3" draw:text-style-name="MP5" draw:layer="backgroundobjects" svg:width="25.391cm" svg:height="3.999cm" svg:x="0.009cm" svg:y="0.001cm">
        <text:p/>
        <draw:enhanced-geometry svg:viewBox="0 0 21600 21600" draw:type="rectangle" draw:enhanced-path="M 0 0 L 21600 0 21600 21600 0 21600 0 0 Z N"/>
      </draw:custom-shape>
      <draw:frame presentation:style-name="Mpr1" draw:text-style-name="MP8" draw:layer="backgroundobjects" svg:width="23.5cm" svg:height="13.7cm" svg:x="1cm" svg:y="5.3cm" presentation:class="outline">
        <draw:text-box>
          <text:list text:style-name="ML2">
            <text:list-item>
              <text:p text:style-name="MP6">請按鼠標，編輯大綱文字格式。</text:p>
              <text:list>
                <text:list-item>
                  <text:p text:style-name="MP7"><text:span text:style-name="MT2">第二個大綱級</text:span></text:p>
                  <text:list>
                    <text:list-item>
                      <text:p text:style-name="MP7"><text:span text:style-name="MT3">第三個大綱級</text:span></text:p>
                      <text:list>
                        <text:list-item>
                          <text:p text:style-name="MP7"><text:span text:style-name="MT4">第四個大綱級</text:span></text:p>
                          <text:list>
                            <text:list-item>
                              <text:p text:style-name="MP7"><text:span text:style-name="MT4">第五個大綱級</text:span></text:p>
                              <text:list>
                                <text:list-item>
                                  <text:p text:style-name="MP7"><text:span text:style-name="MT4">第六個大綱級</text:span></text:p>
                                  <text:list>
                                    <text:list-item>
                                      <text:p text:style-name="MP7"><text:span text:style-name="MT4">第七個大綱級</text:span></text:p>
                                      <text:list>
                                        <text:list-item>
                                          <text:p text:style-name="MP7"><text:span text:style-name="MT4">第八個大綱級</text:span></text:p>
                                          <text:list>
                                            <text:list-item>
                                              <text:p text:style-name="MP7"><text:span text:style-name="MT4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9" draw:layer="backgroundobjects" svg:width="1.689cm" svg:height="1.32cm" svg:x="23.071cm" svg:y="16.932cm" presentation:class="page-number">
        <draw:text-box>
          <text:p text:style-name="MP9"><text:span text:style-name="MT5"><text:page-number>&lt;編號&gt;</text:page-number></text:span></text:p>
        </draw:text-box>
      </draw:frame>
      <draw:custom-shape draw:style-name="Mgr4" draw:text-style-name="MP5" draw:layer="backgroundobjects" svg:width="25.4cm" svg:height="0.154cm" svg:x="0cm" svg:y="0.269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0.005cm" svg:height="2.081cm" svg:x="0.619cm" svg:y="0.847cm">
        <text:p/>
        <draw:enhanced-geometry svg:viewBox="0 0 1 464" draw:type="non-primitive" draw:enhanced-path="M 0 464 L 1 0 N"/>
      </draw:custom-shape>
      <draw:frame draw:style-name="Mgr6" draw:text-style-name="MP10" draw:layer="backgroundobjects" svg:width="3.809cm" svg:height="2.063cm" svg:x="21cm" svg:y="16.5cm">
        <draw:image xlink:href="Pictures/10000000000000900000004E4ACA9ED4.png" xlink:type="simple" xlink:show="embed" xlink:actuate="onLoad">
          <text:p/>
        </draw:image>
      </draw:frame>
      <draw:rect presentation:style-name="Mpr3" draw:text-style-name="MP10" draw:layer="backgroundobjects" svg:width="5cm" svg:height="3.05cm" svg:x="20.5cm" svg:y="16cm">
        <text:p/>
      </draw:rect>
      <draw:frame draw:style-name="Mgr6" draw:text-style-name="MP10" draw:layer="backgroundobjects" svg:width="13.038cm" svg:height="3.837cm" svg:x="12.362cm" svg:y="0.211cm">
        <draw:image xlink:href="Pictures/10000201000001CE0000008869BF975A.png" xlink:type="simple" xlink:show="embed" xlink:actuate="onLoad">
          <text:p/>
        </draw:image>
      </draw:frame>
      <draw:frame draw:style-name="Mgr6" draw:text-style-name="MP10" draw:layer="backgroundobjects" svg:width="1.736cm" svg:height="0.715cm" svg:x="21.9cm" svg:y="1.6cm">
        <draw:image xlink:href="Pictures/1000020100000061000000280E4CFF07.png" xlink:type="simple" xlink:show="embed" xlink:actuate="onLoad">
          <text:p/>
        </draw:image>
      </draw:frame>
      <draw:frame draw:style-name="Mgr6" draw:text-style-name="MP10" draw:layer="backgroundobjects" svg:width="1.5cm" svg:height="0.618cm" svg:x="23.2cm" svg:y="2.7cm">
        <draw:image xlink:href="Pictures/1000020100000061000000280E4CFF07.png" xlink:type="simple" xlink:show="embed" xlink:actuate="onLoad">
          <text:p/>
        </draw:image>
      </draw:frame>
      <draw:frame presentation:style-name="Mpr4" draw:text-style-name="MP11" draw:layer="backgroundobjects" svg:width="23.8cm" svg:height="1.677cm" svg:x="1cm" svg:y="1.458cm" presentation:class="title">
        <draw:text-box>
          <text:p text:style-name="MP1">請按一下鼠標，編輯標題文的格式。</text:p>
        </draw:text-box>
      </draw:frame>
      <draw:custom-shape draw:style-name="Mgr7" draw:text-style-name="MP5" draw:layer="backgroundobjects" svg:width="25.391cm" svg:height="0.5cm" svg:x="0.009cm" svg:y="4cm">
        <text:p/>
        <draw:enhanced-geometry svg:viewBox="0 0 21600 21600" draw:type="rectangle" draw:enhanced-path="M 0 0 L 21600 0 21600 21600 0 21600 0 0 Z N"/>
      </draw:custom-shape>
      <draw:frame draw:style-name="Mgr6" draw:text-style-name="MP10" draw:layer="backgroundobjects" svg:width="2.95cm" svg:height="1.215cm" svg:x="19cm" svg:y="3.585cm">
        <draw:image xlink:href="Pictures/1000020100000061000000280E4CFF07.png" xlink:type="simple" xlink:show="embed" xlink:actuate="onLoad">
          <text:p/>
        </draw:image>
      </draw:frame>
      <presentation:notes style:page-layout-name="PM0">
        <draw:rect draw:style-name="Mgr8" draw:text-style-name="MP10" draw:layer="backgroundobjects" svg:width="18.88cm" svg:height="27.57cm" svg:x="0cm" svg:y="0cm">
          <text:p/>
        </draw:rect>
        <draw:custom-shape draw:style-name="Mgr9" draw:text-style-name="MP5" draw:layer="backgroundobjects" svg:width="18.88cm" svg:height="27.5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2" draw:layer="backgroundobjects" svg:width="8.177cm" svg:height="1.375cm" svg:x="0cm" svg:y="0cm" presentation:class="header">
          <draw:text-box>
            <text:p text:style-name="MP12"><text:span text:style-name="MT6"><presentation:header/></text:span></text:p>
          </draw:text-box>
        </draw:frame>
        <draw:frame presentation:style-name="Mpr6" draw:text-style-name="MP13" draw:layer="backgroundobjects" svg:width="8.176cm" svg:height="1.375cm" svg:x="10.694cm" svg:y="0cm" presentation:class="date-time">
          <draw:text-box>
            <text:p text:style-name="MP13"><text:span text:style-name="MT6"><presentation:date-time/></text:span></text:p>
          </draw:text-box>
        </draw:frame>
        <draw:page-thumbnail presentation:style-name="資訊大未來-title" draw:layer="backgroundobjects" svg:width="12.583cm" svg:height="10.335cm" svg:x="3.146cm" svg:y="2.066cm" presentation:class="page"/>
        <draw:frame presentation:style-name="資訊大未來-notes" draw:layer="backgroundobjects" svg:width="15.1cm" svg:height="12.403cm" svg:x="1.888cm" svg:y="13.095cm" presentation:class="notes" presentation:placeholder="true">
          <draw:text-box/>
        </draw:frame>
        <draw:frame presentation:style-name="Mpr7" draw:text-style-name="MP12" draw:layer="backgroundobjects" svg:width="8.177cm" svg:height="1.374cm" svg:x="0cm" svg:y="26.184cm" presentation:class="footer">
          <draw:text-box>
            <text:p text:style-name="MP12"><text:span text:style-name="MT6"><presentation:footer/></text:span></text:p>
          </draw:text-box>
        </draw:frame>
        <draw:frame presentation:style-name="Mpr8" draw:text-style-name="MP13" draw:layer="backgroundobjects" svg:width="8.176cm" svg:height="1.374cm" svg:x="10.694cm" svg:y="26.184cm" presentation:class="page-number">
          <draw:text-box>
            <text:p text:style-name="MP13"><text:span text:style-name="MT6"><text:page-number>&lt;編號&gt;</text:page-number></text:span></text:p>
          </draw:text-box>
        </draw:frame>
      </presentation:notes>
    </style:master-page>
    <style:master-page style:name="資訊大未來2" style:page-layout-name="PM1" draw:style-name="Mdp1">
      <draw:rect presentation:style-name="Mpr9" draw:layer="backgroundobjects" svg:width="25.4cm" svg:height="6.5cm" svg:x="0cm" svg:y="9cm">
        <text:p/>
      </draw:rect>
      <draw:rect presentation:style-name="Mpr10" draw:layer="backgroundobjects" svg:width="25.4cm" svg:height="9cm" svg:x="0cm" svg:y="0cm">
        <text:p/>
      </draw:rect>
      <draw:frame presentation:style-name="Mpr11" draw:text-style-name="MP11" draw:layer="backgroundobjects" svg:width="21.798cm" svg:height="6cm" svg:x="3.602cm" svg:y="3.6cm" presentation:class="title">
        <draw:text-box>
          <text:p text:style-name="MP1">請按一下鼠標，編輯標題文的格式。</text:p>
        </draw:text-box>
      </draw:frame>
      <draw:frame presentation:style-name="Mpr12" draw:text-style-name="MP8" draw:layer="backgroundobjects" svg:width="22.856cm" svg:height="6.861cm" svg:x="5cm" svg:y="11cm" presentation:class="outline">
        <draw:text-box>
          <text:list text:style-name="ML6">
            <text:list-item>
              <text:p text:style-name="MP6">請按鼠標，編輯大綱文字格式。</text:p>
              <text:list>
                <text:list-item>
                  <text:p text:style-name="MP7"><text:span text:style-name="MT7">第二個大綱級</text:span></text:p>
                  <text:list>
                    <text:list-item>
                      <text:p text:style-name="MP7"><text:span text:style-name="MT7">第三個大綱級</text:span></text:p>
                      <text:list>
                        <text:list-item>
                          <text:p text:style-name="MP7"><text:span text:style-name="MT7">第四個大綱級</text:span></text:p>
                          <text:list>
                            <text:list-item>
                              <text:p text:style-name="MP7"><text:span text:style-name="MT7">第五個大綱級</text:span></text:p>
                              <text:list>
                                <text:list-item>
                                  <text:p text:style-name="MP7"><text:span text:style-name="MT7">第六個大綱級</text:span></text:p>
                                  <text:list>
                                    <text:list-item>
                                      <text:p text:style-name="MP7"><text:span text:style-name="MT7">第七個大綱級</text:span></text:p>
                                      <text:list>
                                        <text:list-item>
                                          <text:p text:style-name="MP7"><text:span text:style-name="MT7">第八個大綱級</text:span></text:p>
                                          <text:list>
                                            <text:list-item>
                                              <text:p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6" draw:text-style-name="MP10" draw:layer="backgroundobjects" svg:width="25.4cm" svg:height="13.05cm" svg:x="0cm" svg:y="6cm">
        <draw:image xlink:href="Pictures/100002010000032000000198B127F89D.png" xlink:type="simple" xlink:show="embed" xlink:actuate="onLoad">
          <text:p/>
        </draw:image>
      </draw:frame>
      <draw:frame draw:style-name="Mgr6" draw:text-style-name="MP10" draw:layer="backgroundobjects" svg:width="2.736cm" svg:height="1.127cm" svg:x="15.5cm" svg:y="9.5cm">
        <draw:image xlink:href="Pictures/1000020100000061000000280E4CFF07.png" xlink:type="simple" xlink:show="embed" xlink:actuate="onLoad">
          <text:p/>
        </draw:image>
      </draw:frame>
      <draw:frame draw:style-name="Mgr6" draw:text-style-name="MP10" draw:layer="backgroundobjects" svg:width="2cm" svg:height="0.824cm" svg:x="20cm" svg:y="11.676cm">
        <draw:image xlink:href="Pictures/1000020100000061000000280E4CFF07.png" xlink:type="simple" xlink:show="embed" xlink:actuate="onLoad">
          <text:p/>
        </draw:image>
      </draw:frame>
      <draw:frame draw:style-name="Mgr6" draw:text-style-name="MP10" draw:layer="backgroundobjects" svg:width="2.433cm" svg:height="1.002cm" svg:x="15.5cm" svg:y="11.998cm">
        <draw:image xlink:href="Pictures/1000020100000061000000280E4CFF07.png" xlink:type="simple" xlink:show="embed" xlink:actuate="onLoad">
          <text:p/>
        </draw:image>
      </draw:frame>
      <presentation:notes style:page-layout-name="PM0">
        <draw:rect draw:style-name="Mgr8" draw:text-style-name="MP10" draw:layer="backgroundobjects" svg:width="18.88cm" svg:height="27.57cm" svg:x="0cm" svg:y="0cm">
          <text:p/>
        </draw:rect>
        <draw:custom-shape draw:style-name="Mgr9" draw:text-style-name="MP5" draw:layer="backgroundobjects" svg:width="18.88cm" svg:height="27.5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3" draw:text-style-name="MP12" draw:layer="backgroundobjects" svg:width="8.177cm" svg:height="1.375cm" svg:x="0cm" svg:y="0cm" presentation:class="header" presentation:user-transformed="true">
          <draw:text-box>
            <text:p text:style-name="MP12"><text:span text:style-name="MT6"><presentation:header/></text:span></text:p>
          </draw:text-box>
        </draw:frame>
        <draw:frame presentation:style-name="Mpr14" draw:text-style-name="MP13" draw:layer="backgroundobjects" svg:width="8.176cm" svg:height="1.375cm" svg:x="10.694cm" svg:y="0cm" presentation:class="date-time" presentation:user-transformed="true">
          <draw:text-box>
            <text:p text:style-name="MP13"><text:span text:style-name="MT6"><presentation:date-time/></text:span></text:p>
          </draw:text-box>
        </draw:frame>
        <draw:page-thumbnail presentation:style-name="資訊大未來2-title" draw:layer="backgroundobjects" svg:width="12.583cm" svg:height="10.335cm" svg:x="3.146cm" svg:y="2.066cm" presentation:class="page"/>
        <draw:frame presentation:style-name="資訊大未來2-notes" draw:layer="backgroundobjects" svg:width="15.1cm" svg:height="12.403cm" svg:x="1.888cm" svg:y="13.095cm" presentation:class="notes" presentation:placeholder="true" presentation:user-transformed="true">
          <draw:text-box/>
        </draw:frame>
        <draw:frame presentation:style-name="Mpr15" draw:text-style-name="MP12" draw:layer="backgroundobjects" svg:width="8.177cm" svg:height="1.374cm" svg:x="0cm" svg:y="26.184cm" presentation:class="footer" presentation:user-transformed="true">
          <draw:text-box>
            <text:p text:style-name="MP12"><text:span text:style-name="MT6"><presentation:footer/></text:span></text:p>
          </draw:text-box>
        </draw:frame>
        <draw:frame presentation:style-name="Mpr16" draw:text-style-name="MP13" draw:layer="backgroundobjects" svg:width="8.176cm" svg:height="1.374cm" svg:x="10.694cm" svg:y="26.184cm" presentation:class="page-number" presentation:user-transformed="true">
          <draw:text-box>
            <text:p text:style-name="MP13"><text:span text:style-name="MT6"><text:page-number>&lt;編號&gt;</text:page-number></text:span></text:p>
          </draw:text-box>
        </draw:frame>
      </presentation:notes>
    </style:master-page>
    <style:master-page style:name="資訊大未來1" style:page-layout-name="PM1" draw:style-name="Mdp2">
      <draw:rect presentation:style-name="Mpr17" draw:layer="backgroundobjects" svg:width="25.4cm" svg:height="8cm" svg:x="0cm" svg:y="0cm">
        <text:p/>
      </draw:rect>
      <draw:frame presentation:style-name="Mpr18" draw:text-style-name="MP1" draw:layer="backgroundobjects" svg:width="22.859cm" svg:height="3.18cm" svg:x="1.27cm" svg:y="0.76cm" presentation:class="title">
        <draw:text-box>
          <text:p text:style-name="MP1">請按一下鼠標，編輯標題文的格式。</text:p>
        </draw:text-box>
      </draw:frame>
      <draw:frame presentation:style-name="Mpr19" draw:text-style-name="MP16" draw:layer="backgroundobjects" svg:width="22.859cm" svg:height="12.572cm" svg:x="1.27cm" svg:y="4.457cm" presentation:class="outline">
        <draw:text-box>
          <text:list text:style-name="ML8">
            <text:list-item>
              <text:p text:style-name="MP14">請按鼠標，編輯大綱文字格式。</text:p>
              <text:list>
                <text:list-item>
                  <text:p text:style-name="MP15"><text:span text:style-name="MT8">第二個大綱級</text:span></text:p>
                  <text:list>
                    <text:list-item>
                      <text:p text:style-name="MP15"><text:span text:style-name="MT8">第三個大綱級</text:span></text:p>
                      <text:list>
                        <text:list-item>
                          <text:p text:style-name="MP15"><text:span text:style-name="MT8">第四個大綱級</text:span></text:p>
                          <text:list>
                            <text:list-item>
                              <text:p text:style-name="MP15"><text:span text:style-name="MT8">第五個大綱級</text:span></text:p>
                              <text:list>
                                <text:list-item>
                                  <text:p text:style-name="MP15"><text:span text:style-name="MT8">第六個大綱級</text:span></text:p>
                                  <text:list>
                                    <text:list-item>
                                      <text:p text:style-name="MP15"><text:span text:style-name="MT8">第七個大綱級</text:span></text:p>
                                      <text:list>
                                        <text:list-item>
                                          <text:p text:style-name="MP15"><text:span text:style-name="MT8">第八個大綱級</text:span></text:p>
                                          <text:list>
                                            <text:list-item>
                                              <text:p text:style-name="MP15"><text:span text:style-name="MT8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0" draw:text-style-name="MP2" draw:layer="backgroundobjects" svg:width="5.917cm" svg:height="1.313cm" svg:x="1.27cm" svg:y="17.354cm" presentation:class="date-time">
        <draw:text-box>
          <text:p text:style-name="MP2"><text:span text:style-name="MT1"><presentation:date-time/></text:span></text:p>
        </draw:text-box>
      </draw:frame>
      <draw:frame presentation:style-name="Mpr20" draw:text-style-name="MP17" draw:layer="backgroundobjects" svg:width="8.05cm" svg:height="1.313cm" svg:x="8.686cm" svg:y="17.354cm" presentation:class="footer">
        <draw:text-box>
          <text:p text:style-name="MP17"><text:span text:style-name="MT1"><presentation:footer/></text:span></text:p>
        </draw:text-box>
      </draw:frame>
      <draw:frame presentation:style-name="Mpr20" draw:text-style-name="MP4" draw:layer="backgroundobjects" svg:width="5.917cm" svg:height="1.313cm" svg:x="18.211cm" svg:y="17.354cm" presentation:class="page-number">
        <draw:text-box>
          <text:p text:style-name="MP4"><text:span text:style-name="MT1"><text:page-number>&lt;編號&gt;</text:page-number></text:span></text:p>
        </draw:text-box>
      </draw:frame>
      <presentation:notes style:page-layout-name="PM0">
        <draw:page-thumbnail presentation:style-name="資訊大未來1-title" draw:layer="backgroundobjects" svg:width="12.586cm" svg:height="10.338cm" svg:x="3.146cm" svg:y="2.094cm" presentation:class="page"/>
        <draw:frame presentation:style-name="資訊大未來1-notes" draw:layer="backgroundobjects" svg:width="15.103cm" svg:height="12.405cm" svg:x="1.888cm" svg:y="13.095cm" presentation:class="notes" presentation:placeholder="true">
          <draw:text-box/>
        </draw:frame>
        <draw:frame presentation:style-name="Mpr21" draw:text-style-name="MP2" draw:layer="backgroundobjects" svg:width="8.192cm" svg:height="1.377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21" draw:text-style-name="MP4" draw:layer="backgroundobjects" svg:width="8.192cm" svg:height="1.377cm" svg:x="10.6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22" draw:text-style-name="MP2" draw:layer="backgroundobjects" svg:width="8.192cm" svg:height="1.377cm" svg:x="0cm" svg:y="26.191cm" presentation:class="footer">
          <draw:text-box>
            <text:p text:style-name="MP2"><text:span text:style-name="MT1"><presentation:footer/></text:span></text:p>
          </draw:text-box>
        </draw:frame>
        <draw:frame presentation:style-name="Mpr22" draw:text-style-name="MP4" draw:layer="backgroundobjects" svg:width="8.192cm" svg:height="1.377cm" svg:x="10.686cm" svg:y="26.191cm" presentation:class="page-number">
          <draw:text-box>
            <text:p text:style-name="MP4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7.2$Linux_x86 LibreOffice_project/430$Build-2</meta:generator>
    <dc:title>簡報</dc:title>
    <meta:creation-date>2006-04-10T12:42:19</meta:creation-date>
    <dc:date>2009-04-24T11:27:20</dc:date>
    <meta:editing-cycles>1</meta:editing-cycles>
    <meta:editing-duration>PT0S</meta:editing-duration>
    <meta:document-statistic meta:object-count="127"/>
    <meta:user-defined meta:name="Info 1"/>
    <meta:user-defined meta:name="Info 2"/>
    <meta:user-defined meta:name="Info 3"/>
    <meta:user-defined meta:name="Info 4"/>
  </office:meta>
</office:document-meta>
</file>